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1.3181in"/>
    </style:style>
    <style:style style:name="co8" style:family="table-column">
      <style:table-column-properties fo:break-before="auto" style:column-width="1.1508in"/>
    </style:style>
    <style:style style:name="co9" style:family="table-column">
      <style:table-column-properties fo:break-before="auto" style:column-width="0.6839in"/>
    </style:style>
    <style:style style:name="co10" style:family="table-column">
      <style:table-column-properties fo:break-before="auto" style:column-width="0.7063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33cc66" fo:padding="0in"/>
    </style:style>
    <style:style style:name="ce3" style:family="table-cell" style:parent-style-name="Default">
      <style:table-cell-properties fo:border-bottom="0.0555in solid #000000" fo:border-left="none" fo:padding="0in" fo:border-right="none" fo:border-top="0.0555in solid #000000" style:vertical-align="bottom"/>
    </style:style>
    <style:style style:name="ce4" style:family="table-cell" style:parent-style-name="Default">
      <style:table-cell-properties fo:background-color="#33cc66" fo:padding="0in" style:vertical-align="top"/>
      <style:text-properties fo:color="#ffffff"/>
    </style:style>
    <style:style style:name="ce5" style:family="table-cell" style:parent-style-name="Default">
      <style:table-cell-properties style:text-align-source="fix" style:repeat-content="false" fo:border="0.0346in solid #000000" fo:padding="0in"/>
      <style:paragraph-properties fo:text-align="end" fo:margin-left="0in"/>
    </style:style>
    <style:style style:name="ce6" style:family="table-cell" style:parent-style-name="Default">
      <style:table-cell-properties fo:background-color="#33cc66" fo:border="0.0138in solid #000000" fo:padding="0in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grid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table:style-name="ce1"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table:number-columns-repeated="2"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table:style-name="ce1"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1" office:value-type="string">
            <text:p>B8</text:p>
          </table:table-cell>
          <table:table-cell table:style-name="Default" office:value-type="string">
            <text:p>C8</text:p>
          </table:table-cell>
          <table:table-cell table:style-name="ce1"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table:style-name="ce1"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table:style-name="ce1"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measures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table:style-name="Default"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table:style-name="Default"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ce5" office:value-type="string">
            <text:p>C3M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B5</text:p>
          </table:table-cell>
          <table:table-cell table:style-name="ce6" office:value-type="string">
            <text:p>MB5</text:p>
          </table:table-cell>
          <table:table-cell table:style-name="Default"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table:style-name="ce3"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4" office:value-type="string">
            <text:p>B8</text:p>
          </table:table-cell>
          <table:table-cell table:style-name="Default" office:value-type="string">
            <text:p>C8</text:p>
          </table:table-cell>
          <table:table-cell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table:style-name="Default"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table:style-name="Default"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dimension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Default"/>
        <table:table-column table:style-name="co1" table:number-columns-repeated="17" table:default-cell-style-name="Default"/>
        <table:table-row table:style-name="ro2">
          <table:table-cell office:value-type="string">
            <text:p>(Columns - Rows)</text:p>
          </table:table-cell>
          <table:table-cell office:value-type="string">
            <text:p>Cell + Gutter</text:p>
          </table:table-cell>
          <table:table-cell table:style-name="ce7" office:value-type="string">
            <text:p>\ Gutter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 420 / [.A2]" office:value-type="float" office:value="420">
            <text:p>420</text:p>
          </table:table-cell>
          <table:table-cell office:value-type="string">
            <text:p>Columns + Rows:</text:p>
          </table:table-cell>
          <table:table-cell table:formula="of:=(1500-4*[.$C$15]+2*[.D$1])/[.$B2]" office:value-type="float" office:value="3.48571428571429">
            <text:p>3.49</text:p>
          </table:table-cell>
          <table:table-cell table:formula="of:=(1500-4*[.$C$15]+2*[.E$1])/[.$B2]" office:value-type="float" office:value="3.49047619047619">
            <text:p>3.49</text:p>
          </table:table-cell>
          <table:table-cell table:formula="of:=(1500-4*[.$C$15]+2*[.F$1])/[.$B2]" office:value-type="float" office:value="3.4952380952381">
            <text:p>3.5</text:p>
          </table:table-cell>
          <table:table-cell table:formula="of:=(1500-4*[.$C$15]+2*[.G$1])/[.$B2]" office:value-type="float" office:value="3.5">
            <text:p>3.5</text:p>
          </table:table-cell>
          <table:table-cell table:formula="of:=(1500-4*[.$C$15]+2*[.H$1])/[.$B2]" office:value-type="float" office:value="3.5047619047619">
            <text:p>3.5</text:p>
          </table:table-cell>
          <table:table-cell table:formula="of:=(1500-4*[.$C$15]+2*[.I$1])/[.$B2]" office:value-type="float" office:value="3.50952380952381">
            <text:p>3.51</text:p>
          </table:table-cell>
          <table:table-cell table:formula="of:=(1500-4*[.$C$15]+2*[.J$1])/[.$B2]" office:value-type="float" office:value="3.51428571428571">
            <text:p>3.51</text:p>
          </table:table-cell>
          <table:table-cell table:formula="of:=(1500-4*[.$C$15]+2*[.K$1])/[.$B2]" office:value-type="float" office:value="3.51904761904762">
            <text:p>3.52</text:p>
          </table:table-cell>
          <table:table-cell table:formula="of:=(1500-4*[.$C$15]+2*[.L$1])/[.$B2]" office:value-type="float" office:value="3.52380952380952">
            <text:p>3.52</text:p>
          </table:table-cell>
          <table:table-cell table:formula="of:=(1500-4*[.$C$15]+2*[.M$1])/[.$B2]" office:value-type="float" office:value="3.52857142857143">
            <text:p>3.53</text:p>
          </table:table-cell>
          <table:table-cell table:formula="of:=(1500-4*[.$C$15]+2*[.N$1])/[.$B2]" office:value-type="float" office:value="3.53333333333333">
            <text:p>3.53</text:p>
          </table:table-cell>
          <table:table-cell table:formula="of:=(1500-4*[.$C$15]+2*[.O$1])/[.$B2]" office:value-type="float" office:value="3.53809523809524">
            <text:p>3.54</text:p>
          </table:table-cell>
          <table:table-cell table:formula="of:=(1500-4*[.$C$15]+2*[.P$1])/[.$B2]" office:value-type="float" office:value="3.54285714285714">
            <text:p>3.54</text:p>
          </table:table-cell>
          <table:table-cell table:formula="of:=(1500-4*[.$C$15]+2*[.Q$1])/[.$B2]" office:value-type="float" office:value="3.54761904761905">
            <text:p>3.55</text:p>
          </table:table-cell>
          <table:table-cell table:formula="of:=(1500-4*[.$C$15]+2*[.R$1])/[.$B2]" office:value-type="float" office:value="3.55238095238095">
            <text:p>3.55</text:p>
          </table:table-cell>
          <table:table-cell table:formula="of:=(1500-4*[.$C$15]+2*[.S$1])/[.$B2]" office:value-type="float" office:value="3.55714285714286">
            <text:p>3.56</text:p>
          </table:table-cell>
          <table:table-cell table:formula="of:=(1500-4*[.$C$15]+2*[.T$1])/[.$B2]" office:value-type="float" office:value="3.56190476190476">
            <text:p>3.56</text:p>
          </table:table-cell>
          <table:table-cell table:formula="of:=(1500-4*[.$C$15]+2*[.U$1])/[.$B2]" office:value-type="float" office:value="3.56666666666667">
            <text:p>3.57</text:p>
          </table:table-cell>
          <table:table-cell table:formula="of:=(1500-4*[.$C$15]+2*[.V$1])/[.$B2]" office:value-type="float" office:value="3.57142857142857">
            <text:p>3.57</text:p>
          </table:table-cell>
          <table:table-cell table:formula="of:=(1500-4*[.$C$15]+2*[.W$1])/[.$B2]" office:value-type="float" office:value="3.57619047619048">
            <text:p>3.58</text:p>
          </table:table-cell>
          <table:table-cell table:formula="of:=(1500-4*[.$C$15]+2*[.X$1])/[.$B2]" office:value-type="float" office:value="3.58095238095238">
            <text:p>3.58</text:p>
          </table:table-cell>
          <table:table-cell table:formula="of:=(1500-4*[.$C$15]+2*[.Y$1])/[.$B2]" office:value-type="float" office:value="3.58571428571429">
            <text:p>3.59</text:p>
          </table:table-cell>
          <table:table-cell table:formula="of:=(1500-4*[.$C$15]+2*[.Z$1])/[.$B2]" office:value-type="float" office:value="3.59047619047619">
            <text:p>3.59</text:p>
          </table:table-cell>
          <table:table-cell table:formula="of:=(1500-4*[.$C$15]+2*[.AA$1])/[.$B2]" office:value-type="float" office:value="3.5952380952381">
            <text:p>3.6</text:p>
          </table:table-cell>
          <table:table-cell table:formula="of:=(1500-4*[.$C$15]+2*[.AB$1])/[.$B2]" office:value-type="float" office:value="3.6">
            <text:p>3.6</text:p>
          </table:table-cell>
          <table:table-cell table:formula="of:=(1500-4*[.$C$15]+2*[.AC$1])/[.$B2]" office:value-type="float" office:value="3.6047619047619">
            <text:p>3.6</text:p>
          </table:table-cell>
          <table:table-cell table:formula="of:=(1500-4*[.$C$15]+2*[.AD$1])/[.$B2]" office:value-type="float" office:value="3.60952380952381">
            <text:p>3.61</text:p>
          </table:table-cell>
          <table:table-cell table:formula="of:=(1500-4*[.$C$15]+2*[.AE$1])/[.$B2]" office:value-type="float" office:value="3.61428571428571">
            <text:p>3.61</text:p>
          </table:table-cell>
          <table:table-cell table:formula="of:=(1500-4*[.$C$15]+2*[.AF$1])/[.$B2]" office:value-type="float" office:value="3.61904761904762">
            <text:p>3.6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 420 / [.A3]" office:value-type="float" office:value="210">
            <text:p>210</text:p>
          </table:table-cell>
          <table:table-cell office:value-type="string">
            <text:p>Columns + Rows:</text:p>
          </table:table-cell>
          <table:table-cell table:formula="of:=(1500-4*[.$C$15]+2*[.D$1])/[.$B3]" office:value-type="float" office:value="6.97142857142857">
            <text:p>6.97</text:p>
          </table:table-cell>
          <table:table-cell table:formula="of:=(1500-4*[.$C$15]+2*[.E$1])/[.$B3]" office:value-type="float" office:value="6.98095238095238">
            <text:p>6.98</text:p>
          </table:table-cell>
          <table:table-cell table:formula="of:=(1500-4*[.$C$15]+2*[.F$1])/[.$B3]" office:value-type="float" office:value="6.99047619047619">
            <text:p>6.99</text:p>
          </table:table-cell>
          <table:table-cell table:formula="of:=(1500-4*[.$C$15]+2*[.G$1])/[.$B3]" office:value-type="float" office:value="7">
            <text:p>7</text:p>
          </table:table-cell>
          <table:table-cell table:formula="of:=(1500-4*[.$C$15]+2*[.H$1])/[.$B3]" office:value-type="float" office:value="7.00952380952381">
            <text:p>7.01</text:p>
          </table:table-cell>
          <table:table-cell table:formula="of:=(1500-4*[.$C$15]+2*[.I$1])/[.$B3]" office:value-type="float" office:value="7.01904761904762">
            <text:p>7.02</text:p>
          </table:table-cell>
          <table:table-cell table:formula="of:=(1500-4*[.$C$15]+2*[.J$1])/[.$B3]" office:value-type="float" office:value="7.02857142857143">
            <text:p>7.03</text:p>
          </table:table-cell>
          <table:table-cell table:formula="of:=(1500-4*[.$C$15]+2*[.K$1])/[.$B3]" office:value-type="float" office:value="7.03809523809524">
            <text:p>7.04</text:p>
          </table:table-cell>
          <table:table-cell table:formula="of:=(1500-4*[.$C$15]+2*[.L$1])/[.$B3]" office:value-type="float" office:value="7.04761904761905">
            <text:p>7.05</text:p>
          </table:table-cell>
          <table:table-cell table:formula="of:=(1500-4*[.$C$15]+2*[.M$1])/[.$B3]" office:value-type="float" office:value="7.05714285714286">
            <text:p>7.06</text:p>
          </table:table-cell>
          <table:table-cell table:formula="of:=(1500-4*[.$C$15]+2*[.N$1])/[.$B3]" office:value-type="float" office:value="7.06666666666667">
            <text:p>7.07</text:p>
          </table:table-cell>
          <table:table-cell table:formula="of:=(1500-4*[.$C$15]+2*[.O$1])/[.$B3]" office:value-type="float" office:value="7.07619047619048">
            <text:p>7.08</text:p>
          </table:table-cell>
          <table:table-cell table:formula="of:=(1500-4*[.$C$15]+2*[.P$1])/[.$B3]" office:value-type="float" office:value="7.08571428571429">
            <text:p>7.09</text:p>
          </table:table-cell>
          <table:table-cell table:formula="of:=(1500-4*[.$C$15]+2*[.Q$1])/[.$B3]" office:value-type="float" office:value="7.0952380952381">
            <text:p>7.1</text:p>
          </table:table-cell>
          <table:table-cell table:formula="of:=(1500-4*[.$C$15]+2*[.R$1])/[.$B3]" office:value-type="float" office:value="7.1047619047619">
            <text:p>7.1</text:p>
          </table:table-cell>
          <table:table-cell table:formula="of:=(1500-4*[.$C$15]+2*[.S$1])/[.$B3]" office:value-type="float" office:value="7.11428571428571">
            <text:p>7.11</text:p>
          </table:table-cell>
          <table:table-cell table:formula="of:=(1500-4*[.$C$15]+2*[.T$1])/[.$B3]" office:value-type="float" office:value="7.12380952380952">
            <text:p>7.12</text:p>
          </table:table-cell>
          <table:table-cell table:formula="of:=(1500-4*[.$C$15]+2*[.U$1])/[.$B3]" office:value-type="float" office:value="7.13333333333333">
            <text:p>7.13</text:p>
          </table:table-cell>
          <table:table-cell table:formula="of:=(1500-4*[.$C$15]+2*[.V$1])/[.$B3]" office:value-type="float" office:value="7.14285714285714">
            <text:p>7.14</text:p>
          </table:table-cell>
          <table:table-cell table:formula="of:=(1500-4*[.$C$15]+2*[.W$1])/[.$B3]" office:value-type="float" office:value="7.15238095238095">
            <text:p>7.15</text:p>
          </table:table-cell>
          <table:table-cell table:formula="of:=(1500-4*[.$C$15]+2*[.X$1])/[.$B3]" office:value-type="float" office:value="7.16190476190476">
            <text:p>7.16</text:p>
          </table:table-cell>
          <table:table-cell table:formula="of:=(1500-4*[.$C$15]+2*[.Y$1])/[.$B3]" office:value-type="float" office:value="7.17142857142857">
            <text:p>7.17</text:p>
          </table:table-cell>
          <table:table-cell table:formula="of:=(1500-4*[.$C$15]+2*[.Z$1])/[.$B3]" office:value-type="float" office:value="7.18095238095238">
            <text:p>7.18</text:p>
          </table:table-cell>
          <table:table-cell table:formula="of:=(1500-4*[.$C$15]+2*[.AA$1])/[.$B3]" office:value-type="float" office:value="7.19047619047619">
            <text:p>7.19</text:p>
          </table:table-cell>
          <table:table-cell table:formula="of:=(1500-4*[.$C$15]+2*[.AB$1])/[.$B3]" office:value-type="float" office:value="7.2">
            <text:p>7.2</text:p>
          </table:table-cell>
          <table:table-cell table:formula="of:=(1500-4*[.$C$15]+2*[.AC$1])/[.$B3]" office:value-type="float" office:value="7.20952380952381">
            <text:p>7.21</text:p>
          </table:table-cell>
          <table:table-cell table:formula="of:=(1500-4*[.$C$15]+2*[.AD$1])/[.$B3]" office:value-type="float" office:value="7.21904761904762">
            <text:p>7.22</text:p>
          </table:table-cell>
          <table:table-cell table:formula="of:=(1500-4*[.$C$15]+2*[.AE$1])/[.$B3]" office:value-type="float" office:value="7.22857142857143">
            <text:p>7.23</text:p>
          </table:table-cell>
          <table:table-cell table:formula="of:=(1500-4*[.$C$15]+2*[.AF$1])/[.$B3]" office:value-type="float" office:value="7.23809523809524">
            <text:p>7.2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 420 / [.A4]" office:value-type="float" office:value="140">
            <text:p>140</text:p>
          </table:table-cell>
          <table:table-cell office:value-type="string">
            <text:p>Columns + Rows:</text:p>
          </table:table-cell>
          <table:table-cell table:formula="of:=(1500-4*[.$C$15]+2*[.D$1])/[.$B4]" office:value-type="float" office:value="10.4571428571429">
            <text:p>10.46</text:p>
          </table:table-cell>
          <table:table-cell table:formula="of:=(1500-4*[.$C$15]+2*[.E$1])/[.$B4]" office:value-type="float" office:value="10.4714285714286">
            <text:p>10.47</text:p>
          </table:table-cell>
          <table:table-cell table:formula="of:=(1500-4*[.$C$15]+2*[.F$1])/[.$B4]" office:value-type="float" office:value="10.4857142857143">
            <text:p>10.49</text:p>
          </table:table-cell>
          <table:table-cell table:formula="of:=(1500-4*[.$C$15]+2*[.G$1])/[.$B4]" office:value-type="float" office:value="10.5">
            <text:p>10.5</text:p>
          </table:table-cell>
          <table:table-cell table:formula="of:=(1500-4*[.$C$15]+2*[.H$1])/[.$B4]" office:value-type="float" office:value="10.5142857142857">
            <text:p>10.51</text:p>
          </table:table-cell>
          <table:table-cell table:formula="of:=(1500-4*[.$C$15]+2*[.I$1])/[.$B4]" office:value-type="float" office:value="10.5285714285714">
            <text:p>10.53</text:p>
          </table:table-cell>
          <table:table-cell table:formula="of:=(1500-4*[.$C$15]+2*[.J$1])/[.$B4]" office:value-type="float" office:value="10.5428571428571">
            <text:p>10.54</text:p>
          </table:table-cell>
          <table:table-cell table:formula="of:=(1500-4*[.$C$15]+2*[.K$1])/[.$B4]" office:value-type="float" office:value="10.5571428571429">
            <text:p>10.56</text:p>
          </table:table-cell>
          <table:table-cell table:formula="of:=(1500-4*[.$C$15]+2*[.L$1])/[.$B4]" office:value-type="float" office:value="10.5714285714286">
            <text:p>10.57</text:p>
          </table:table-cell>
          <table:table-cell table:formula="of:=(1500-4*[.$C$15]+2*[.M$1])/[.$B4]" office:value-type="float" office:value="10.5857142857143">
            <text:p>10.59</text:p>
          </table:table-cell>
          <table:table-cell table:formula="of:=(1500-4*[.$C$15]+2*[.N$1])/[.$B4]" office:value-type="float" office:value="10.6">
            <text:p>10.6</text:p>
          </table:table-cell>
          <table:table-cell table:formula="of:=(1500-4*[.$C$15]+2*[.O$1])/[.$B4]" office:value-type="float" office:value="10.6142857142857">
            <text:p>10.61</text:p>
          </table:table-cell>
          <table:table-cell table:formula="of:=(1500-4*[.$C$15]+2*[.P$1])/[.$B4]" office:value-type="float" office:value="10.6285714285714">
            <text:p>10.63</text:p>
          </table:table-cell>
          <table:table-cell table:formula="of:=(1500-4*[.$C$15]+2*[.Q$1])/[.$B4]" office:value-type="float" office:value="10.6428571428571">
            <text:p>10.64</text:p>
          </table:table-cell>
          <table:table-cell table:formula="of:=(1500-4*[.$C$15]+2*[.R$1])/[.$B4]" office:value-type="float" office:value="10.6571428571429">
            <text:p>10.66</text:p>
          </table:table-cell>
          <table:table-cell table:formula="of:=(1500-4*[.$C$15]+2*[.S$1])/[.$B4]" office:value-type="float" office:value="10.6714285714286">
            <text:p>10.67</text:p>
          </table:table-cell>
          <table:table-cell table:formula="of:=(1500-4*[.$C$15]+2*[.T$1])/[.$B4]" office:value-type="float" office:value="10.6857142857143">
            <text:p>10.69</text:p>
          </table:table-cell>
          <table:table-cell table:formula="of:=(1500-4*[.$C$15]+2*[.U$1])/[.$B4]" office:value-type="float" office:value="10.7">
            <text:p>10.7</text:p>
          </table:table-cell>
          <table:table-cell table:formula="of:=(1500-4*[.$C$15]+2*[.V$1])/[.$B4]" office:value-type="float" office:value="10.7142857142857">
            <text:p>10.71</text:p>
          </table:table-cell>
          <table:table-cell table:formula="of:=(1500-4*[.$C$15]+2*[.W$1])/[.$B4]" office:value-type="float" office:value="10.7285714285714">
            <text:p>10.73</text:p>
          </table:table-cell>
          <table:table-cell table:formula="of:=(1500-4*[.$C$15]+2*[.X$1])/[.$B4]" office:value-type="float" office:value="10.7428571428571">
            <text:p>10.74</text:p>
          </table:table-cell>
          <table:table-cell table:formula="of:=(1500-4*[.$C$15]+2*[.Y$1])/[.$B4]" office:value-type="float" office:value="10.7571428571429">
            <text:p>10.76</text:p>
          </table:table-cell>
          <table:table-cell table:formula="of:=(1500-4*[.$C$15]+2*[.Z$1])/[.$B4]" office:value-type="float" office:value="10.7714285714286">
            <text:p>10.77</text:p>
          </table:table-cell>
          <table:table-cell table:formula="of:=(1500-4*[.$C$15]+2*[.AA$1])/[.$B4]" office:value-type="float" office:value="10.7857142857143">
            <text:p>10.79</text:p>
          </table:table-cell>
          <table:table-cell table:formula="of:=(1500-4*[.$C$15]+2*[.AB$1])/[.$B4]" office:value-type="float" office:value="10.8">
            <text:p>10.8</text:p>
          </table:table-cell>
          <table:table-cell table:formula="of:=(1500-4*[.$C$15]+2*[.AC$1])/[.$B4]" office:value-type="float" office:value="10.8142857142857">
            <text:p>10.81</text:p>
          </table:table-cell>
          <table:table-cell table:formula="of:=(1500-4*[.$C$15]+2*[.AD$1])/[.$B4]" office:value-type="float" office:value="10.8285714285714">
            <text:p>10.83</text:p>
          </table:table-cell>
          <table:table-cell table:formula="of:=(1500-4*[.$C$15]+2*[.AE$1])/[.$B4]" office:value-type="float" office:value="10.8428571428571">
            <text:p>10.84</text:p>
          </table:table-cell>
          <table:table-cell table:formula="of:=(1500-4*[.$C$15]+2*[.AF$1])/[.$B4]" office:value-type="float" office:value="10.8571428571429">
            <text:p>10.86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 420 / [.A5]" office:value-type="float" office:value="105">
            <text:p>105</text:p>
          </table:table-cell>
          <table:table-cell office:value-type="string">
            <text:p>Columns + Rows:</text:p>
          </table:table-cell>
          <table:table-cell table:formula="of:=(1500-4*[.$C$15]+2*[.D$1])/[.$B5]" office:value-type="float" office:value="13.9428571428571">
            <text:p>13.94</text:p>
          </table:table-cell>
          <table:table-cell table:formula="of:=(1500-4*[.$C$15]+2*[.E$1])/[.$B5]" office:value-type="float" office:value="13.9619047619048">
            <text:p>13.96</text:p>
          </table:table-cell>
          <table:table-cell table:formula="of:=(1500-4*[.$C$15]+2*[.F$1])/[.$B5]" office:value-type="float" office:value="13.9809523809524">
            <text:p>13.98</text:p>
          </table:table-cell>
          <table:table-cell table:formula="of:=(1500-4*[.$C$15]+2*[.G$1])/[.$B5]" office:value-type="float" office:value="14">
            <text:p>14</text:p>
          </table:table-cell>
          <table:table-cell table:formula="of:=(1500-4*[.$C$15]+2*[.H$1])/[.$B5]" office:value-type="float" office:value="14.0190476190476">
            <text:p>14.02</text:p>
          </table:table-cell>
          <table:table-cell table:formula="of:=(1500-4*[.$C$15]+2*[.I$1])/[.$B5]" office:value-type="float" office:value="14.0380952380952">
            <text:p>14.04</text:p>
          </table:table-cell>
          <table:table-cell table:formula="of:=(1500-4*[.$C$15]+2*[.J$1])/[.$B5]" office:value-type="float" office:value="14.0571428571429">
            <text:p>14.06</text:p>
          </table:table-cell>
          <table:table-cell table:formula="of:=(1500-4*[.$C$15]+2*[.K$1])/[.$B5]" office:value-type="float" office:value="14.0761904761905">
            <text:p>14.08</text:p>
          </table:table-cell>
          <table:table-cell table:formula="of:=(1500-4*[.$C$15]+2*[.L$1])/[.$B5]" office:value-type="float" office:value="14.0952380952381">
            <text:p>14.1</text:p>
          </table:table-cell>
          <table:table-cell table:formula="of:=(1500-4*[.$C$15]+2*[.M$1])/[.$B5]" office:value-type="float" office:value="14.1142857142857">
            <text:p>14.11</text:p>
          </table:table-cell>
          <table:table-cell table:formula="of:=(1500-4*[.$C$15]+2*[.N$1])/[.$B5]" office:value-type="float" office:value="14.1333333333333">
            <text:p>14.13</text:p>
          </table:table-cell>
          <table:table-cell table:formula="of:=(1500-4*[.$C$15]+2*[.O$1])/[.$B5]" office:value-type="float" office:value="14.152380952381">
            <text:p>14.15</text:p>
          </table:table-cell>
          <table:table-cell table:formula="of:=(1500-4*[.$C$15]+2*[.P$1])/[.$B5]" office:value-type="float" office:value="14.1714285714286">
            <text:p>14.17</text:p>
          </table:table-cell>
          <table:table-cell table:formula="of:=(1500-4*[.$C$15]+2*[.Q$1])/[.$B5]" office:value-type="float" office:value="14.1904761904762">
            <text:p>14.19</text:p>
          </table:table-cell>
          <table:table-cell table:formula="of:=(1500-4*[.$C$15]+2*[.R$1])/[.$B5]" office:value-type="float" office:value="14.2095238095238">
            <text:p>14.21</text:p>
          </table:table-cell>
          <table:table-cell table:formula="of:=(1500-4*[.$C$15]+2*[.S$1])/[.$B5]" office:value-type="float" office:value="14.2285714285714">
            <text:p>14.23</text:p>
          </table:table-cell>
          <table:table-cell table:formula="of:=(1500-4*[.$C$15]+2*[.T$1])/[.$B5]" office:value-type="float" office:value="14.247619047619">
            <text:p>14.25</text:p>
          </table:table-cell>
          <table:table-cell table:formula="of:=(1500-4*[.$C$15]+2*[.U$1])/[.$B5]" office:value-type="float" office:value="14.2666666666667">
            <text:p>14.27</text:p>
          </table:table-cell>
          <table:table-cell table:formula="of:=(1500-4*[.$C$15]+2*[.V$1])/[.$B5]" office:value-type="float" office:value="14.2857142857143">
            <text:p>14.29</text:p>
          </table:table-cell>
          <table:table-cell table:formula="of:=(1500-4*[.$C$15]+2*[.W$1])/[.$B5]" office:value-type="float" office:value="14.3047619047619">
            <text:p>14.3</text:p>
          </table:table-cell>
          <table:table-cell table:formula="of:=(1500-4*[.$C$15]+2*[.X$1])/[.$B5]" office:value-type="float" office:value="14.3238095238095">
            <text:p>14.32</text:p>
          </table:table-cell>
          <table:table-cell table:formula="of:=(1500-4*[.$C$15]+2*[.Y$1])/[.$B5]" office:value-type="float" office:value="14.3428571428571">
            <text:p>14.34</text:p>
          </table:table-cell>
          <table:table-cell table:formula="of:=(1500-4*[.$C$15]+2*[.Z$1])/[.$B5]" office:value-type="float" office:value="14.3619047619048">
            <text:p>14.36</text:p>
          </table:table-cell>
          <table:table-cell table:formula="of:=(1500-4*[.$C$15]+2*[.AA$1])/[.$B5]" office:value-type="float" office:value="14.3809523809524">
            <text:p>14.38</text:p>
          </table:table-cell>
          <table:table-cell table:formula="of:=(1500-4*[.$C$15]+2*[.AB$1])/[.$B5]" office:value-type="float" office:value="14.4">
            <text:p>14.4</text:p>
          </table:table-cell>
          <table:table-cell table:formula="of:=(1500-4*[.$C$15]+2*[.AC$1])/[.$B5]" office:value-type="float" office:value="14.4190476190476">
            <text:p>14.42</text:p>
          </table:table-cell>
          <table:table-cell table:formula="of:=(1500-4*[.$C$15]+2*[.AD$1])/[.$B5]" office:value-type="float" office:value="14.4380952380952">
            <text:p>14.44</text:p>
          </table:table-cell>
          <table:table-cell table:formula="of:=(1500-4*[.$C$15]+2*[.AE$1])/[.$B5]" office:value-type="float" office:value="14.4571428571429">
            <text:p>14.46</text:p>
          </table:table-cell>
          <table:table-cell table:formula="of:=(1500-4*[.$C$15]+2*[.AF$1])/[.$B5]" office:value-type="float" office:value="14.4761904761905">
            <text:p>14.4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 420 / [.A6]" office:value-type="float" office:value="84">
            <text:p>84</text:p>
          </table:table-cell>
          <table:table-cell office:value-type="string">
            <text:p>Columns + Rows:</text:p>
          </table:table-cell>
          <table:table-cell table:formula="of:=(1500-4*[.$C$15]+2*[.D$1])/[.$B6]" office:value-type="float" office:value="17.4285714285714">
            <text:p>17.43</text:p>
          </table:table-cell>
          <table:table-cell table:formula="of:=(1500-4*[.$C$15]+2*[.E$1])/[.$B6]" office:value-type="float" office:value="17.452380952381">
            <text:p>17.45</text:p>
          </table:table-cell>
          <table:table-cell table:formula="of:=(1500-4*[.$C$15]+2*[.F$1])/[.$B6]" office:value-type="float" office:value="17.4761904761905">
            <text:p>17.48</text:p>
          </table:table-cell>
          <table:table-cell table:formula="of:=(1500-4*[.$C$15]+2*[.G$1])/[.$B6]" office:value-type="float" office:value="17.5">
            <text:p>17.5</text:p>
          </table:table-cell>
          <table:table-cell table:formula="of:=(1500-4*[.$C$15]+2*[.H$1])/[.$B6]" office:value-type="float" office:value="17.5238095238095">
            <text:p>17.52</text:p>
          </table:table-cell>
          <table:table-cell table:formula="of:=(1500-4*[.$C$15]+2*[.I$1])/[.$B6]" office:value-type="float" office:value="17.547619047619">
            <text:p>17.55</text:p>
          </table:table-cell>
          <table:table-cell table:formula="of:=(1500-4*[.$C$15]+2*[.J$1])/[.$B6]" office:value-type="float" office:value="17.5714285714286">
            <text:p>17.57</text:p>
          </table:table-cell>
          <table:table-cell table:formula="of:=(1500-4*[.$C$15]+2*[.K$1])/[.$B6]" office:value-type="float" office:value="17.5952380952381">
            <text:p>17.6</text:p>
          </table:table-cell>
          <table:table-cell table:formula="of:=(1500-4*[.$C$15]+2*[.L$1])/[.$B6]" office:value-type="float" office:value="17.6190476190476">
            <text:p>17.62</text:p>
          </table:table-cell>
          <table:table-cell table:formula="of:=(1500-4*[.$C$15]+2*[.M$1])/[.$B6]" office:value-type="float" office:value="17.6428571428571">
            <text:p>17.64</text:p>
          </table:table-cell>
          <table:table-cell table:formula="of:=(1500-4*[.$C$15]+2*[.N$1])/[.$B6]" office:value-type="float" office:value="17.6666666666667">
            <text:p>17.67</text:p>
          </table:table-cell>
          <table:table-cell table:formula="of:=(1500-4*[.$C$15]+2*[.O$1])/[.$B6]" office:value-type="float" office:value="17.6904761904762">
            <text:p>17.69</text:p>
          </table:table-cell>
          <table:table-cell table:formula="of:=(1500-4*[.$C$15]+2*[.P$1])/[.$B6]" office:value-type="float" office:value="17.7142857142857">
            <text:p>17.71</text:p>
          </table:table-cell>
          <table:table-cell table:formula="of:=(1500-4*[.$C$15]+2*[.Q$1])/[.$B6]" office:value-type="float" office:value="17.7380952380952">
            <text:p>17.74</text:p>
          </table:table-cell>
          <table:table-cell table:formula="of:=(1500-4*[.$C$15]+2*[.R$1])/[.$B6]" office:value-type="float" office:value="17.7619047619048">
            <text:p>17.76</text:p>
          </table:table-cell>
          <table:table-cell table:formula="of:=(1500-4*[.$C$15]+2*[.S$1])/[.$B6]" office:value-type="float" office:value="17.7857142857143">
            <text:p>17.79</text:p>
          </table:table-cell>
          <table:table-cell table:formula="of:=(1500-4*[.$C$15]+2*[.T$1])/[.$B6]" office:value-type="float" office:value="17.8095238095238">
            <text:p>17.81</text:p>
          </table:table-cell>
          <table:table-cell table:formula="of:=(1500-4*[.$C$15]+2*[.U$1])/[.$B6]" office:value-type="float" office:value="17.8333333333333">
            <text:p>17.83</text:p>
          </table:table-cell>
          <table:table-cell table:formula="of:=(1500-4*[.$C$15]+2*[.V$1])/[.$B6]" office:value-type="float" office:value="17.8571428571429">
            <text:p>17.86</text:p>
          </table:table-cell>
          <table:table-cell table:formula="of:=(1500-4*[.$C$15]+2*[.W$1])/[.$B6]" office:value-type="float" office:value="17.8809523809524">
            <text:p>17.88</text:p>
          </table:table-cell>
          <table:table-cell table:formula="of:=(1500-4*[.$C$15]+2*[.X$1])/[.$B6]" office:value-type="float" office:value="17.9047619047619">
            <text:p>17.9</text:p>
          </table:table-cell>
          <table:table-cell table:formula="of:=(1500-4*[.$C$15]+2*[.Y$1])/[.$B6]" office:value-type="float" office:value="17.9285714285714">
            <text:p>17.93</text:p>
          </table:table-cell>
          <table:table-cell table:formula="of:=(1500-4*[.$C$15]+2*[.Z$1])/[.$B6]" office:value-type="float" office:value="17.952380952381">
            <text:p>17.95</text:p>
          </table:table-cell>
          <table:table-cell table:formula="of:=(1500-4*[.$C$15]+2*[.AA$1])/[.$B6]" office:value-type="float" office:value="17.9761904761905">
            <text:p>17.98</text:p>
          </table:table-cell>
          <table:table-cell table:formula="of:=(1500-4*[.$C$15]+2*[.AB$1])/[.$B6]" office:value-type="float" office:value="18">
            <text:p>18</text:p>
          </table:table-cell>
          <table:table-cell table:formula="of:=(1500-4*[.$C$15]+2*[.AC$1])/[.$B6]" office:value-type="float" office:value="18.0238095238095">
            <text:p>18.02</text:p>
          </table:table-cell>
          <table:table-cell table:formula="of:=(1500-4*[.$C$15]+2*[.AD$1])/[.$B6]" office:value-type="float" office:value="18.047619047619">
            <text:p>18.05</text:p>
          </table:table-cell>
          <table:table-cell table:formula="of:=(1500-4*[.$C$15]+2*[.AE$1])/[.$B6]" office:value-type="float" office:value="18.0714285714286">
            <text:p>18.07</text:p>
          </table:table-cell>
          <table:table-cell table:formula="of:=(1500-4*[.$C$15]+2*[.AF$1])/[.$B6]" office:value-type="float" office:value="18.0952380952381">
            <text:p>18.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 420 / [.A7]" office:value-type="float" office:value="70">
            <text:p>70</text:p>
          </table:table-cell>
          <table:table-cell office:value-type="string">
            <text:p>Columns + Rows:</text:p>
          </table:table-cell>
          <table:table-cell table:formula="of:=(1500-4*[.$C$15]+2*[.D$1])/[.$B7]" office:value-type="float" office:value="20.9142857142857">
            <text:p>20.91</text:p>
          </table:table-cell>
          <table:table-cell table:formula="of:=(1500-4*[.$C$15]+2*[.E$1])/[.$B7]" office:value-type="float" office:value="20.9428571428571">
            <text:p>20.94</text:p>
          </table:table-cell>
          <table:table-cell table:formula="of:=(1500-4*[.$C$15]+2*[.F$1])/[.$B7]" office:value-type="float" office:value="20.9714285714286">
            <text:p>20.97</text:p>
          </table:table-cell>
          <table:table-cell table:formula="of:=(1500-4*[.$C$15]+2*[.G$1])/[.$B7]" office:value-type="float" office:value="21">
            <text:p>21</text:p>
          </table:table-cell>
          <table:table-cell table:formula="of:=(1500-4*[.$C$15]+2*[.H$1])/[.$B7]" office:value-type="float" office:value="21.0285714285714">
            <text:p>21.03</text:p>
          </table:table-cell>
          <table:table-cell table:formula="of:=(1500-4*[.$C$15]+2*[.I$1])/[.$B7]" office:value-type="float" office:value="21.0571428571429">
            <text:p>21.06</text:p>
          </table:table-cell>
          <table:table-cell table:formula="of:=(1500-4*[.$C$15]+2*[.J$1])/[.$B7]" office:value-type="float" office:value="21.0857142857143">
            <text:p>21.09</text:p>
          </table:table-cell>
          <table:table-cell table:formula="of:=(1500-4*[.$C$15]+2*[.K$1])/[.$B7]" office:value-type="float" office:value="21.1142857142857">
            <text:p>21.11</text:p>
          </table:table-cell>
          <table:table-cell table:formula="of:=(1500-4*[.$C$15]+2*[.L$1])/[.$B7]" office:value-type="float" office:value="21.1428571428571">
            <text:p>21.14</text:p>
          </table:table-cell>
          <table:table-cell table:formula="of:=(1500-4*[.$C$15]+2*[.M$1])/[.$B7]" office:value-type="float" office:value="21.1714285714286">
            <text:p>21.17</text:p>
          </table:table-cell>
          <table:table-cell table:formula="of:=(1500-4*[.$C$15]+2*[.N$1])/[.$B7]" office:value-type="float" office:value="21.2">
            <text:p>21.2</text:p>
          </table:table-cell>
          <table:table-cell table:formula="of:=(1500-4*[.$C$15]+2*[.O$1])/[.$B7]" office:value-type="float" office:value="21.2285714285714">
            <text:p>21.23</text:p>
          </table:table-cell>
          <table:table-cell table:formula="of:=(1500-4*[.$C$15]+2*[.P$1])/[.$B7]" office:value-type="float" office:value="21.2571428571429">
            <text:p>21.26</text:p>
          </table:table-cell>
          <table:table-cell table:formula="of:=(1500-4*[.$C$15]+2*[.Q$1])/[.$B7]" office:value-type="float" office:value="21.2857142857143">
            <text:p>21.29</text:p>
          </table:table-cell>
          <table:table-cell table:formula="of:=(1500-4*[.$C$15]+2*[.R$1])/[.$B7]" office:value-type="float" office:value="21.3142857142857">
            <text:p>21.31</text:p>
          </table:table-cell>
          <table:table-cell table:formula="of:=(1500-4*[.$C$15]+2*[.S$1])/[.$B7]" office:value-type="float" office:value="21.3428571428571">
            <text:p>21.34</text:p>
          </table:table-cell>
          <table:table-cell table:formula="of:=(1500-4*[.$C$15]+2*[.T$1])/[.$B7]" office:value-type="float" office:value="21.3714285714286">
            <text:p>21.37</text:p>
          </table:table-cell>
          <table:table-cell table:formula="of:=(1500-4*[.$C$15]+2*[.U$1])/[.$B7]" office:value-type="float" office:value="21.4">
            <text:p>21.4</text:p>
          </table:table-cell>
          <table:table-cell table:formula="of:=(1500-4*[.$C$15]+2*[.V$1])/[.$B7]" office:value-type="float" office:value="21.4285714285714">
            <text:p>21.43</text:p>
          </table:table-cell>
          <table:table-cell table:formula="of:=(1500-4*[.$C$15]+2*[.W$1])/[.$B7]" office:value-type="float" office:value="21.4571428571429">
            <text:p>21.46</text:p>
          </table:table-cell>
          <table:table-cell table:formula="of:=(1500-4*[.$C$15]+2*[.X$1])/[.$B7]" office:value-type="float" office:value="21.4857142857143">
            <text:p>21.49</text:p>
          </table:table-cell>
          <table:table-cell table:formula="of:=(1500-4*[.$C$15]+2*[.Y$1])/[.$B7]" office:value-type="float" office:value="21.5142857142857">
            <text:p>21.51</text:p>
          </table:table-cell>
          <table:table-cell table:formula="of:=(1500-4*[.$C$15]+2*[.Z$1])/[.$B7]" office:value-type="float" office:value="21.5428571428571">
            <text:p>21.54</text:p>
          </table:table-cell>
          <table:table-cell table:formula="of:=(1500-4*[.$C$15]+2*[.AA$1])/[.$B7]" office:value-type="float" office:value="21.5714285714286">
            <text:p>21.57</text:p>
          </table:table-cell>
          <table:table-cell table:formula="of:=(1500-4*[.$C$15]+2*[.AB$1])/[.$B7]" office:value-type="float" office:value="21.6">
            <text:p>21.6</text:p>
          </table:table-cell>
          <table:table-cell table:formula="of:=(1500-4*[.$C$15]+2*[.AC$1])/[.$B7]" office:value-type="float" office:value="21.6285714285714">
            <text:p>21.63</text:p>
          </table:table-cell>
          <table:table-cell table:formula="of:=(1500-4*[.$C$15]+2*[.AD$1])/[.$B7]" office:value-type="float" office:value="21.6571428571429">
            <text:p>21.66</text:p>
          </table:table-cell>
          <table:table-cell table:formula="of:=(1500-4*[.$C$15]+2*[.AE$1])/[.$B7]" office:value-type="float" office:value="21.6857142857143">
            <text:p>21.69</text:p>
          </table:table-cell>
          <table:table-cell table:formula="of:=(1500-4*[.$C$15]+2*[.AF$1])/[.$B7]" office:value-type="float" office:value="21.7142857142857">
            <text:p>21.7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 420 / [.A8]" office:value-type="float" office:value="60">
            <text:p>60</text:p>
          </table:table-cell>
          <table:table-cell office:value-type="string">
            <text:p>Columns + Rows:</text:p>
          </table:table-cell>
          <table:table-cell table:formula="of:=(1500-4*[.$C$15]+2*[.D$1])/[.$B8]" office:value-type="float" office:value="24.4">
            <text:p>24.4</text:p>
          </table:table-cell>
          <table:table-cell table:formula="of:=(1500-4*[.$C$15]+2*[.E$1])/[.$B8]" office:value-type="float" office:value="24.4333333333333">
            <text:p>24.43</text:p>
          </table:table-cell>
          <table:table-cell table:formula="of:=(1500-4*[.$C$15]+2*[.F$1])/[.$B8]" office:value-type="float" office:value="24.4666666666667">
            <text:p>24.47</text:p>
          </table:table-cell>
          <table:table-cell table:formula="of:=(1500-4*[.$C$15]+2*[.G$1])/[.$B8]" office:value-type="float" office:value="24.5">
            <text:p>24.5</text:p>
          </table:table-cell>
          <table:table-cell table:formula="of:=(1500-4*[.$C$15]+2*[.H$1])/[.$B8]" office:value-type="float" office:value="24.5333333333333">
            <text:p>24.53</text:p>
          </table:table-cell>
          <table:table-cell table:formula="of:=(1500-4*[.$C$15]+2*[.I$1])/[.$B8]" office:value-type="float" office:value="24.5666666666667">
            <text:p>24.57</text:p>
          </table:table-cell>
          <table:table-cell table:formula="of:=(1500-4*[.$C$15]+2*[.J$1])/[.$B8]" office:value-type="float" office:value="24.6">
            <text:p>24.6</text:p>
          </table:table-cell>
          <table:table-cell table:formula="of:=(1500-4*[.$C$15]+2*[.K$1])/[.$B8]" office:value-type="float" office:value="24.6333333333333">
            <text:p>24.63</text:p>
          </table:table-cell>
          <table:table-cell table:formula="of:=(1500-4*[.$C$15]+2*[.L$1])/[.$B8]" office:value-type="float" office:value="24.6666666666667">
            <text:p>24.67</text:p>
          </table:table-cell>
          <table:table-cell table:formula="of:=(1500-4*[.$C$15]+2*[.M$1])/[.$B8]" office:value-type="float" office:value="24.7">
            <text:p>24.7</text:p>
          </table:table-cell>
          <table:table-cell table:formula="of:=(1500-4*[.$C$15]+2*[.N$1])/[.$B8]" office:value-type="float" office:value="24.7333333333333">
            <text:p>24.73</text:p>
          </table:table-cell>
          <table:table-cell table:formula="of:=(1500-4*[.$C$15]+2*[.O$1])/[.$B8]" office:value-type="float" office:value="24.7666666666667">
            <text:p>24.77</text:p>
          </table:table-cell>
          <table:table-cell table:formula="of:=(1500-4*[.$C$15]+2*[.P$1])/[.$B8]" office:value-type="float" office:value="24.8">
            <text:p>24.8</text:p>
          </table:table-cell>
          <table:table-cell table:formula="of:=(1500-4*[.$C$15]+2*[.Q$1])/[.$B8]" office:value-type="float" office:value="24.8333333333333">
            <text:p>24.83</text:p>
          </table:table-cell>
          <table:table-cell table:formula="of:=(1500-4*[.$C$15]+2*[.R$1])/[.$B8]" office:value-type="float" office:value="24.8666666666667">
            <text:p>24.87</text:p>
          </table:table-cell>
          <table:table-cell table:formula="of:=(1500-4*[.$C$15]+2*[.S$1])/[.$B8]" office:value-type="float" office:value="24.9">
            <text:p>24.9</text:p>
          </table:table-cell>
          <table:table-cell table:formula="of:=(1500-4*[.$C$15]+2*[.T$1])/[.$B8]" office:value-type="float" office:value="24.9333333333333">
            <text:p>24.93</text:p>
          </table:table-cell>
          <table:table-cell table:formula="of:=(1500-4*[.$C$15]+2*[.U$1])/[.$B8]" office:value-type="float" office:value="24.9666666666667">
            <text:p>24.97</text:p>
          </table:table-cell>
          <table:table-cell table:formula="of:=(1500-4*[.$C$15]+2*[.V$1])/[.$B8]" office:value-type="float" office:value="25">
            <text:p>25</text:p>
          </table:table-cell>
          <table:table-cell table:formula="of:=(1500-4*[.$C$15]+2*[.W$1])/[.$B8]" office:value-type="float" office:value="25.0333333333333">
            <text:p>25.03</text:p>
          </table:table-cell>
          <table:table-cell table:formula="of:=(1500-4*[.$C$15]+2*[.X$1])/[.$B8]" office:value-type="float" office:value="25.0666666666667">
            <text:p>25.07</text:p>
          </table:table-cell>
          <table:table-cell table:formula="of:=(1500-4*[.$C$15]+2*[.Y$1])/[.$B8]" office:value-type="float" office:value="25.1">
            <text:p>25.1</text:p>
          </table:table-cell>
          <table:table-cell table:formula="of:=(1500-4*[.$C$15]+2*[.Z$1])/[.$B8]" office:value-type="float" office:value="25.1333333333333">
            <text:p>25.13</text:p>
          </table:table-cell>
          <table:table-cell table:formula="of:=(1500-4*[.$C$15]+2*[.AA$1])/[.$B8]" office:value-type="float" office:value="25.1666666666667">
            <text:p>25.17</text:p>
          </table:table-cell>
          <table:table-cell table:formula="of:=(1500-4*[.$C$15]+2*[.AB$1])/[.$B8]" office:value-type="float" office:value="25.2">
            <text:p>25.2</text:p>
          </table:table-cell>
          <table:table-cell table:formula="of:=(1500-4*[.$C$15]+2*[.AC$1])/[.$B8]" office:value-type="float" office:value="25.2333333333333">
            <text:p>25.23</text:p>
          </table:table-cell>
          <table:table-cell table:formula="of:=(1500-4*[.$C$15]+2*[.AD$1])/[.$B8]" office:value-type="float" office:value="25.2666666666667">
            <text:p>25.27</text:p>
          </table:table-cell>
          <table:table-cell table:formula="of:=(1500-4*[.$C$15]+2*[.AE$1])/[.$B8]" office:value-type="float" office:value="25.3">
            <text:p>25.3</text:p>
          </table:table-cell>
          <table:table-cell table:formula="of:=(1500-4*[.$C$15]+2*[.AF$1])/[.$B8]" office:value-type="float" office:value="25.3333333333333">
            <text:p>25.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 420 / [.A9]" office:value-type="float" office:value="42">
            <text:p>42</text:p>
          </table:table-cell>
          <table:table-cell office:value-type="string">
            <text:p>Columns + Rows:</text:p>
          </table:table-cell>
          <table:table-cell table:formula="of:=(1500-4*[.$C$15]+2*[.D$1])/[.$B9]" office:value-type="float" office:value="34.8571428571429">
            <text:p>34.86</text:p>
          </table:table-cell>
          <table:table-cell table:formula="of:=(1500-4*[.$C$15]+2*[.E$1])/[.$B9]" office:value-type="float" office:value="34.9047619047619">
            <text:p>34.9</text:p>
          </table:table-cell>
          <table:table-cell table:formula="of:=(1500-4*[.$C$15]+2*[.F$1])/[.$B9]" office:value-type="float" office:value="34.9523809523809">
            <text:p>34.95</text:p>
          </table:table-cell>
          <table:table-cell table:formula="of:=(1500-4*[.$C$15]+2*[.G$1])/[.$B9]" office:value-type="float" office:value="35">
            <text:p>35</text:p>
          </table:table-cell>
          <table:table-cell table:formula="of:=(1500-4*[.$C$15]+2*[.H$1])/[.$B9]" office:value-type="float" office:value="35.0476190476191">
            <text:p>35.05</text:p>
          </table:table-cell>
          <table:table-cell table:formula="of:=(1500-4*[.$C$15]+2*[.I$1])/[.$B9]" office:value-type="float" office:value="35.0952380952381">
            <text:p>35.1</text:p>
          </table:table-cell>
          <table:table-cell table:formula="of:=(1500-4*[.$C$15]+2*[.J$1])/[.$B9]" office:value-type="float" office:value="35.1428571428571">
            <text:p>35.14</text:p>
          </table:table-cell>
          <table:table-cell table:formula="of:=(1500-4*[.$C$15]+2*[.K$1])/[.$B9]" office:value-type="float" office:value="35.1904761904762">
            <text:p>35.19</text:p>
          </table:table-cell>
          <table:table-cell table:formula="of:=(1500-4*[.$C$15]+2*[.L$1])/[.$B9]" office:value-type="float" office:value="35.2380952380952">
            <text:p>35.24</text:p>
          </table:table-cell>
          <table:table-cell table:formula="of:=(1500-4*[.$C$15]+2*[.M$1])/[.$B9]" office:value-type="float" office:value="35.2857142857143">
            <text:p>35.29</text:p>
          </table:table-cell>
          <table:table-cell table:formula="of:=(1500-4*[.$C$15]+2*[.N$1])/[.$B9]" office:value-type="float" office:value="35.3333333333333">
            <text:p>35.33</text:p>
          </table:table-cell>
          <table:table-cell table:formula="of:=(1500-4*[.$C$15]+2*[.O$1])/[.$B9]" office:value-type="float" office:value="35.3809523809524">
            <text:p>35.38</text:p>
          </table:table-cell>
          <table:table-cell table:formula="of:=(1500-4*[.$C$15]+2*[.P$1])/[.$B9]" office:value-type="float" office:value="35.4285714285714">
            <text:p>35.43</text:p>
          </table:table-cell>
          <table:table-cell table:formula="of:=(1500-4*[.$C$15]+2*[.Q$1])/[.$B9]" office:value-type="float" office:value="35.4761904761905">
            <text:p>35.48</text:p>
          </table:table-cell>
          <table:table-cell table:formula="of:=(1500-4*[.$C$15]+2*[.R$1])/[.$B9]" office:value-type="float" office:value="35.5238095238095">
            <text:p>35.52</text:p>
          </table:table-cell>
          <table:table-cell table:formula="of:=(1500-4*[.$C$15]+2*[.S$1])/[.$B9]" office:value-type="float" office:value="35.5714285714286">
            <text:p>35.57</text:p>
          </table:table-cell>
          <table:table-cell table:formula="of:=(1500-4*[.$C$15]+2*[.T$1])/[.$B9]" office:value-type="float" office:value="35.6190476190476">
            <text:p>35.62</text:p>
          </table:table-cell>
          <table:table-cell table:formula="of:=(1500-4*[.$C$15]+2*[.U$1])/[.$B9]" office:value-type="float" office:value="35.6666666666667">
            <text:p>35.67</text:p>
          </table:table-cell>
          <table:table-cell table:formula="of:=(1500-4*[.$C$15]+2*[.V$1])/[.$B9]" office:value-type="float" office:value="35.7142857142857">
            <text:p>35.71</text:p>
          </table:table-cell>
          <table:table-cell table:formula="of:=(1500-4*[.$C$15]+2*[.W$1])/[.$B9]" office:value-type="float" office:value="35.7619047619048">
            <text:p>35.76</text:p>
          </table:table-cell>
          <table:table-cell table:formula="of:=(1500-4*[.$C$15]+2*[.X$1])/[.$B9]" office:value-type="float" office:value="35.8095238095238">
            <text:p>35.81</text:p>
          </table:table-cell>
          <table:table-cell table:formula="of:=(1500-4*[.$C$15]+2*[.Y$1])/[.$B9]" office:value-type="float" office:value="35.8571428571429">
            <text:p>35.86</text:p>
          </table:table-cell>
          <table:table-cell table:formula="of:=(1500-4*[.$C$15]+2*[.Z$1])/[.$B9]" office:value-type="float" office:value="35.9047619047619">
            <text:p>35.9</text:p>
          </table:table-cell>
          <table:table-cell table:formula="of:=(1500-4*[.$C$15]+2*[.AA$1])/[.$B9]" office:value-type="float" office:value="35.9523809523809">
            <text:p>35.95</text:p>
          </table:table-cell>
          <table:table-cell table:formula="of:=(1500-4*[.$C$15]+2*[.AB$1])/[.$B9]" office:value-type="float" office:value="36">
            <text:p>36</text:p>
          </table:table-cell>
          <table:table-cell table:formula="of:=(1500-4*[.$C$15]+2*[.AC$1])/[.$B9]" office:value-type="float" office:value="36.0476190476191">
            <text:p>36.05</text:p>
          </table:table-cell>
          <table:table-cell table:formula="of:=(1500-4*[.$C$15]+2*[.AD$1])/[.$B9]" office:value-type="float" office:value="36.0952380952381">
            <text:p>36.1</text:p>
          </table:table-cell>
          <table:table-cell table:formula="of:=(1500-4*[.$C$15]+2*[.AE$1])/[.$B9]" office:value-type="float" office:value="36.1428571428571">
            <text:p>36.14</text:p>
          </table:table-cell>
          <table:table-cell table:formula="of:=(1500-4*[.$C$15]+2*[.AF$1])/[.$B9]" office:value-type="float" office:value="36.1904761904762">
            <text:p>36.1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 420 / [.A10]" office:value-type="float" office:value="35">
            <text:p>35</text:p>
          </table:table-cell>
          <table:table-cell office:value-type="string">
            <text:p>Columns + Rows:</text:p>
          </table:table-cell>
          <table:table-cell table:formula="of:=(1500-4*[.$C$15]+2*[.D$1])/[.$B10]" office:value-type="float" office:value="41.8285714285714">
            <text:p>41.83</text:p>
          </table:table-cell>
          <table:table-cell table:formula="of:=(1500-4*[.$C$15]+2*[.E$1])/[.$B10]" office:value-type="float" office:value="41.8857142857143">
            <text:p>41.89</text:p>
          </table:table-cell>
          <table:table-cell table:formula="of:=(1500-4*[.$C$15]+2*[.F$1])/[.$B10]" office:value-type="float" office:value="41.9428571428571">
            <text:p>41.94</text:p>
          </table:table-cell>
          <table:table-cell table:formula="of:=(1500-4*[.$C$15]+2*[.G$1])/[.$B10]" office:value-type="float" office:value="42">
            <text:p>42</text:p>
          </table:table-cell>
          <table:table-cell table:formula="of:=(1500-4*[.$C$15]+2*[.H$1])/[.$B10]" office:value-type="float" office:value="42.0571428571429">
            <text:p>42.06</text:p>
          </table:table-cell>
          <table:table-cell table:formula="of:=(1500-4*[.$C$15]+2*[.I$1])/[.$B10]" office:value-type="float" office:value="42.1142857142857">
            <text:p>42.11</text:p>
          </table:table-cell>
          <table:table-cell table:formula="of:=(1500-4*[.$C$15]+2*[.J$1])/[.$B10]" office:value-type="float" office:value="42.1714285714286">
            <text:p>42.17</text:p>
          </table:table-cell>
          <table:table-cell table:formula="of:=(1500-4*[.$C$15]+2*[.K$1])/[.$B10]" office:value-type="float" office:value="42.2285714285714">
            <text:p>42.23</text:p>
          </table:table-cell>
          <table:table-cell table:formula="of:=(1500-4*[.$C$15]+2*[.L$1])/[.$B10]" office:value-type="float" office:value="42.2857142857143">
            <text:p>42.29</text:p>
          </table:table-cell>
          <table:table-cell table:formula="of:=(1500-4*[.$C$15]+2*[.M$1])/[.$B10]" office:value-type="float" office:value="42.3428571428571">
            <text:p>42.34</text:p>
          </table:table-cell>
          <table:table-cell table:formula="of:=(1500-4*[.$C$15]+2*[.N$1])/[.$B10]" office:value-type="float" office:value="42.4">
            <text:p>42.4</text:p>
          </table:table-cell>
          <table:table-cell table:formula="of:=(1500-4*[.$C$15]+2*[.O$1])/[.$B10]" office:value-type="float" office:value="42.4571428571429">
            <text:p>42.46</text:p>
          </table:table-cell>
          <table:table-cell table:formula="of:=(1500-4*[.$C$15]+2*[.P$1])/[.$B10]" office:value-type="float" office:value="42.5142857142857">
            <text:p>42.51</text:p>
          </table:table-cell>
          <table:table-cell table:formula="of:=(1500-4*[.$C$15]+2*[.Q$1])/[.$B10]" office:value-type="float" office:value="42.5714285714286">
            <text:p>42.57</text:p>
          </table:table-cell>
          <table:table-cell table:formula="of:=(1500-4*[.$C$15]+2*[.R$1])/[.$B10]" office:value-type="float" office:value="42.6285714285714">
            <text:p>42.63</text:p>
          </table:table-cell>
          <table:table-cell table:formula="of:=(1500-4*[.$C$15]+2*[.S$1])/[.$B10]" office:value-type="float" office:value="42.6857142857143">
            <text:p>42.69</text:p>
          </table:table-cell>
          <table:table-cell table:formula="of:=(1500-4*[.$C$15]+2*[.T$1])/[.$B10]" office:value-type="float" office:value="42.7428571428571">
            <text:p>42.74</text:p>
          </table:table-cell>
          <table:table-cell table:formula="of:=(1500-4*[.$C$15]+2*[.U$1])/[.$B10]" office:value-type="float" office:value="42.8">
            <text:p>42.8</text:p>
          </table:table-cell>
          <table:table-cell table:formula="of:=(1500-4*[.$C$15]+2*[.V$1])/[.$B10]" office:value-type="float" office:value="42.8571428571429">
            <text:p>42.86</text:p>
          </table:table-cell>
          <table:table-cell table:formula="of:=(1500-4*[.$C$15]+2*[.W$1])/[.$B10]" office:value-type="float" office:value="42.9142857142857">
            <text:p>42.91</text:p>
          </table:table-cell>
          <table:table-cell table:formula="of:=(1500-4*[.$C$15]+2*[.X$1])/[.$B10]" office:value-type="float" office:value="42.9714285714286">
            <text:p>42.97</text:p>
          </table:table-cell>
          <table:table-cell table:formula="of:=(1500-4*[.$C$15]+2*[.Y$1])/[.$B10]" office:value-type="float" office:value="43.0285714285714">
            <text:p>43.03</text:p>
          </table:table-cell>
          <table:table-cell table:formula="of:=(1500-4*[.$C$15]+2*[.Z$1])/[.$B10]" office:value-type="float" office:value="43.0857142857143">
            <text:p>43.09</text:p>
          </table:table-cell>
          <table:table-cell table:formula="of:=(1500-4*[.$C$15]+2*[.AA$1])/[.$B10]" office:value-type="float" office:value="43.1428571428572">
            <text:p>43.14</text:p>
          </table:table-cell>
          <table:table-cell table:formula="of:=(1500-4*[.$C$15]+2*[.AB$1])/[.$B10]" office:value-type="float" office:value="43.2">
            <text:p>43.2</text:p>
          </table:table-cell>
          <table:table-cell table:formula="of:=(1500-4*[.$C$15]+2*[.AC$1])/[.$B10]" office:value-type="float" office:value="43.2571428571429">
            <text:p>43.26</text:p>
          </table:table-cell>
          <table:table-cell table:formula="of:=(1500-4*[.$C$15]+2*[.AD$1])/[.$B10]" office:value-type="float" office:value="43.3142857142857">
            <text:p>43.31</text:p>
          </table:table-cell>
          <table:table-cell table:formula="of:=(1500-4*[.$C$15]+2*[.AE$1])/[.$B10]" office:value-type="float" office:value="43.3714285714286">
            <text:p>43.37</text:p>
          </table:table-cell>
          <table:table-cell table:formula="of:=(1500-4*[.$C$15]+2*[.AF$1])/[.$B10]" office:value-type="float" office:value="43.4285714285714">
            <text:p>43.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 420 / [.A11]" office:value-type="float" office:value="30">
            <text:p>30</text:p>
          </table:table-cell>
          <table:table-cell office:value-type="string">
            <text:p>Columns + Rows:</text:p>
          </table:table-cell>
          <table:table-cell table:formula="of:=(1500-4*[.$C$15]+2*[.D$1])/[.$B11]" office:value-type="float" office:value="48.8">
            <text:p>48.8</text:p>
          </table:table-cell>
          <table:table-cell table:formula="of:=(1500-4*[.$C$15]+2*[.E$1])/[.$B11]" office:value-type="float" office:value="48.8666666666667">
            <text:p>48.87</text:p>
          </table:table-cell>
          <table:table-cell table:formula="of:=(1500-4*[.$C$15]+2*[.F$1])/[.$B11]" office:value-type="float" office:value="48.9333333333333">
            <text:p>48.93</text:p>
          </table:table-cell>
          <table:table-cell table:formula="of:=(1500-4*[.$C$15]+2*[.G$1])/[.$B11]" office:value-type="float" office:value="49">
            <text:p>49</text:p>
          </table:table-cell>
          <table:table-cell table:formula="of:=(1500-4*[.$C$15]+2*[.H$1])/[.$B11]" office:value-type="float" office:value="49.0666666666667">
            <text:p>49.07</text:p>
          </table:table-cell>
          <table:table-cell table:formula="of:=(1500-4*[.$C$15]+2*[.I$1])/[.$B11]" office:value-type="float" office:value="49.1333333333333">
            <text:p>49.13</text:p>
          </table:table-cell>
          <table:table-cell table:formula="of:=(1500-4*[.$C$15]+2*[.J$1])/[.$B11]" office:value-type="float" office:value="49.2">
            <text:p>49.2</text:p>
          </table:table-cell>
          <table:table-cell table:formula="of:=(1500-4*[.$C$15]+2*[.K$1])/[.$B11]" office:value-type="float" office:value="49.2666666666667">
            <text:p>49.27</text:p>
          </table:table-cell>
          <table:table-cell table:formula="of:=(1500-4*[.$C$15]+2*[.L$1])/[.$B11]" office:value-type="float" office:value="49.3333333333333">
            <text:p>49.33</text:p>
          </table:table-cell>
          <table:table-cell table:formula="of:=(1500-4*[.$C$15]+2*[.M$1])/[.$B11]" office:value-type="float" office:value="49.4">
            <text:p>49.4</text:p>
          </table:table-cell>
          <table:table-cell table:formula="of:=(1500-4*[.$C$15]+2*[.N$1])/[.$B11]" office:value-type="float" office:value="49.4666666666667">
            <text:p>49.47</text:p>
          </table:table-cell>
          <table:table-cell table:formula="of:=(1500-4*[.$C$15]+2*[.O$1])/[.$B11]" office:value-type="float" office:value="49.5333333333333">
            <text:p>49.53</text:p>
          </table:table-cell>
          <table:table-cell table:formula="of:=(1500-4*[.$C$15]+2*[.P$1])/[.$B11]" office:value-type="float" office:value="49.6">
            <text:p>49.6</text:p>
          </table:table-cell>
          <table:table-cell table:formula="of:=(1500-4*[.$C$15]+2*[.Q$1])/[.$B11]" office:value-type="float" office:value="49.6666666666667">
            <text:p>49.67</text:p>
          </table:table-cell>
          <table:table-cell table:formula="of:=(1500-4*[.$C$15]+2*[.R$1])/[.$B11]" office:value-type="float" office:value="49.7333333333333">
            <text:p>49.73</text:p>
          </table:table-cell>
          <table:table-cell table:formula="of:=(1500-4*[.$C$15]+2*[.S$1])/[.$B11]" office:value-type="float" office:value="49.8">
            <text:p>49.8</text:p>
          </table:table-cell>
          <table:table-cell table:formula="of:=(1500-4*[.$C$15]+2*[.T$1])/[.$B11]" office:value-type="float" office:value="49.8666666666667">
            <text:p>49.87</text:p>
          </table:table-cell>
          <table:table-cell table:formula="of:=(1500-4*[.$C$15]+2*[.U$1])/[.$B11]" office:value-type="float" office:value="49.9333333333333">
            <text:p>49.93</text:p>
          </table:table-cell>
          <table:table-cell table:formula="of:=(1500-4*[.$C$15]+2*[.V$1])/[.$B11]" office:value-type="float" office:value="50">
            <text:p>50</text:p>
          </table:table-cell>
          <table:table-cell table:formula="of:=(1500-4*[.$C$15]+2*[.W$1])/[.$B11]" office:value-type="float" office:value="50.0666666666667">
            <text:p>50.07</text:p>
          </table:table-cell>
          <table:table-cell table:formula="of:=(1500-4*[.$C$15]+2*[.X$1])/[.$B11]" office:value-type="float" office:value="50.1333333333333">
            <text:p>50.13</text:p>
          </table:table-cell>
          <table:table-cell table:formula="of:=(1500-4*[.$C$15]+2*[.Y$1])/[.$B11]" office:value-type="float" office:value="50.2">
            <text:p>50.2</text:p>
          </table:table-cell>
          <table:table-cell table:formula="of:=(1500-4*[.$C$15]+2*[.Z$1])/[.$B11]" office:value-type="float" office:value="50.2666666666667">
            <text:p>50.27</text:p>
          </table:table-cell>
          <table:table-cell table:formula="of:=(1500-4*[.$C$15]+2*[.AA$1])/[.$B11]" office:value-type="float" office:value="50.3333333333333">
            <text:p>50.33</text:p>
          </table:table-cell>
          <table:table-cell table:formula="of:=(1500-4*[.$C$15]+2*[.AB$1])/[.$B11]" office:value-type="float" office:value="50.4">
            <text:p>50.4</text:p>
          </table:table-cell>
          <table:table-cell table:formula="of:=(1500-4*[.$C$15]+2*[.AC$1])/[.$B11]" office:value-type="float" office:value="50.4666666666667">
            <text:p>50.47</text:p>
          </table:table-cell>
          <table:table-cell table:formula="of:=(1500-4*[.$C$15]+2*[.AD$1])/[.$B11]" office:value-type="float" office:value="50.5333333333333">
            <text:p>50.53</text:p>
          </table:table-cell>
          <table:table-cell table:formula="of:=(1500-4*[.$C$15]+2*[.AE$1])/[.$B11]" office:value-type="float" office:value="50.6">
            <text:p>50.6</text:p>
          </table:table-cell>
          <table:table-cell table:formula="of:=(1500-4*[.$C$15]+2*[.AF$1])/[.$B11]" office:value-type="float" office:value="50.6666666666667">
            <text:p>50.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 420 / [.A12]" office:value-type="float" office:value="28">
            <text:p>28</text:p>
          </table:table-cell>
          <table:table-cell office:value-type="string">
            <text:p>Columns + Rows:</text:p>
          </table:table-cell>
          <table:table-cell table:formula="of:=(1500-4*[.$C$15]+2*[.D$1])/[.$B12]" office:value-type="float" office:value="52.2857142857143">
            <text:p>52.29</text:p>
          </table:table-cell>
          <table:table-cell table:formula="of:=(1500-4*[.$C$15]+2*[.E$1])/[.$B12]" office:value-type="float" office:value="52.3571428571429">
            <text:p>52.36</text:p>
          </table:table-cell>
          <table:table-cell table:formula="of:=(1500-4*[.$C$15]+2*[.F$1])/[.$B12]" office:value-type="float" office:value="52.4285714285714">
            <text:p>52.43</text:p>
          </table:table-cell>
          <table:table-cell table:formula="of:=(1500-4*[.$C$15]+2*[.G$1])/[.$B12]" office:value-type="float" office:value="52.5">
            <text:p>52.5</text:p>
          </table:table-cell>
          <table:table-cell table:formula="of:=(1500-4*[.$C$15]+2*[.H$1])/[.$B12]" office:value-type="float" office:value="52.5714285714286">
            <text:p>52.57</text:p>
          </table:table-cell>
          <table:table-cell table:formula="of:=(1500-4*[.$C$15]+2*[.I$1])/[.$B12]" office:value-type="float" office:value="52.6428571428571">
            <text:p>52.64</text:p>
          </table:table-cell>
          <table:table-cell table:formula="of:=(1500-4*[.$C$15]+2*[.J$1])/[.$B12]" office:value-type="float" office:value="52.7142857142857">
            <text:p>52.71</text:p>
          </table:table-cell>
          <table:table-cell table:formula="of:=(1500-4*[.$C$15]+2*[.K$1])/[.$B12]" office:value-type="float" office:value="52.7857142857143">
            <text:p>52.79</text:p>
          </table:table-cell>
          <table:table-cell table:formula="of:=(1500-4*[.$C$15]+2*[.L$1])/[.$B12]" office:value-type="float" office:value="52.8571428571429">
            <text:p>52.86</text:p>
          </table:table-cell>
          <table:table-cell table:formula="of:=(1500-4*[.$C$15]+2*[.M$1])/[.$B12]" office:value-type="float" office:value="52.9285714285714">
            <text:p>52.93</text:p>
          </table:table-cell>
          <table:table-cell table:formula="of:=(1500-4*[.$C$15]+2*[.N$1])/[.$B12]" office:value-type="float" office:value="53">
            <text:p>53</text:p>
          </table:table-cell>
          <table:table-cell table:formula="of:=(1500-4*[.$C$15]+2*[.O$1])/[.$B12]" office:value-type="float" office:value="53.0714285714286">
            <text:p>53.07</text:p>
          </table:table-cell>
          <table:table-cell table:formula="of:=(1500-4*[.$C$15]+2*[.P$1])/[.$B12]" office:value-type="float" office:value="53.1428571428572">
            <text:p>53.14</text:p>
          </table:table-cell>
          <table:table-cell table:formula="of:=(1500-4*[.$C$15]+2*[.Q$1])/[.$B12]" office:value-type="float" office:value="53.2142857142857">
            <text:p>53.21</text:p>
          </table:table-cell>
          <table:table-cell table:formula="of:=(1500-4*[.$C$15]+2*[.R$1])/[.$B12]" office:value-type="float" office:value="53.2857142857143">
            <text:p>53.29</text:p>
          </table:table-cell>
          <table:table-cell table:formula="of:=(1500-4*[.$C$15]+2*[.S$1])/[.$B12]" office:value-type="float" office:value="53.3571428571429">
            <text:p>53.36</text:p>
          </table:table-cell>
          <table:table-cell table:formula="of:=(1500-4*[.$C$15]+2*[.T$1])/[.$B12]" office:value-type="float" office:value="53.4285714285714">
            <text:p>53.43</text:p>
          </table:table-cell>
          <table:table-cell table:formula="of:=(1500-4*[.$C$15]+2*[.U$1])/[.$B12]" office:value-type="float" office:value="53.5">
            <text:p>53.5</text:p>
          </table:table-cell>
          <table:table-cell table:formula="of:=(1500-4*[.$C$15]+2*[.V$1])/[.$B12]" office:value-type="float" office:value="53.5714285714286">
            <text:p>53.57</text:p>
          </table:table-cell>
          <table:table-cell table:formula="of:=(1500-4*[.$C$15]+2*[.W$1])/[.$B12]" office:value-type="float" office:value="53.6428571428572">
            <text:p>53.64</text:p>
          </table:table-cell>
          <table:table-cell table:formula="of:=(1500-4*[.$C$15]+2*[.X$1])/[.$B12]" office:value-type="float" office:value="53.7142857142857">
            <text:p>53.71</text:p>
          </table:table-cell>
          <table:table-cell table:formula="of:=(1500-4*[.$C$15]+2*[.Y$1])/[.$B12]" office:value-type="float" office:value="53.7857142857143">
            <text:p>53.79</text:p>
          </table:table-cell>
          <table:table-cell table:formula="of:=(1500-4*[.$C$15]+2*[.Z$1])/[.$B12]" office:value-type="float" office:value="53.8571428571429">
            <text:p>53.86</text:p>
          </table:table-cell>
          <table:table-cell table:formula="of:=(1500-4*[.$C$15]+2*[.AA$1])/[.$B12]" office:value-type="float" office:value="53.9285714285714">
            <text:p>53.93</text:p>
          </table:table-cell>
          <table:table-cell table:formula="of:=(1500-4*[.$C$15]+2*[.AB$1])/[.$B12]" office:value-type="float" office:value="54">
            <text:p>54</text:p>
          </table:table-cell>
          <table:table-cell table:formula="of:=(1500-4*[.$C$15]+2*[.AC$1])/[.$B12]" office:value-type="float" office:value="54.0714285714286">
            <text:p>54.07</text:p>
          </table:table-cell>
          <table:table-cell table:formula="of:=(1500-4*[.$C$15]+2*[.AD$1])/[.$B12]" office:value-type="float" office:value="54.1428571428571">
            <text:p>54.14</text:p>
          </table:table-cell>
          <table:table-cell table:formula="of:=(1500-4*[.$C$15]+2*[.AE$1])/[.$B12]" office:value-type="float" office:value="54.2142857142857">
            <text:p>54.21</text:p>
          </table:table-cell>
          <table:table-cell table:formula="of:=(1500-4*[.$C$15]+2*[.AF$1])/[.$B12]" office:value-type="float" office:value="54.2857142857143">
            <text:p>54.29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EDGE_GUTTER</text:p>
          </table:table-cell>
          <table:table-cell table:number-columns-repeated="29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number-columns-repeated="29"/>
        </table:table-row>
      </table:table>
      <table:table table:name="dimensions 2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COLUMNS+ROWS</text:p>
          </table:table-cell>
          <table:table-cell office:value-type="string">
            <text:p>COLUMNS-ROWS</text:p>
          </table:table-cell>
          <table:table-cell office:value-type="string">
            <text:p>CELL+GUTTER</text:p>
          </table:table-cell>
          <table:table-cell office:value-type="string">
            <text:p>GUTTER</text:p>
          </table:table-cell>
          <table:table-cell office:value-type="string">
            <text:p>EDGE_GUTTER</text:p>
          </table:table-cell>
          <table:table-cell office:value-type="string">
            <text:p>CELL</text:p>
          </table:table-cell>
          <table:table-cell office:value-type="string">
            <text:p>COLUMNS</text:p>
          </table:table-cell>
          <table:table-cell office:value-type="string">
            <text:p>ROW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2]-[.D2]" office:value-type="float" office:value="24">
            <text:p>24</text:p>
          </table:table-cell>
          <table:table-cell table:formula="of:=([.A2]+[.B2])/2" office:value-type="float" office:value="34">
            <text:p>34</text:p>
          </table:table-cell>
          <table:table-cell table:formula="of:=([.A2]-[.B2])/2" office:value-type="float" office:value="19">
            <text:p>19</text:p>
          </table:table-cell>
          <table:table-cell table:formula="of:=[.G2]*[.F2]+([.G2]-1)*[.D2]+2*[.E2]" office:value-type="float" office:value="960">
            <text:p>960</text:p>
          </table:table-cell>
          <table:table-cell table:formula="of:=[.H2]*[.F2]+([.H2]-1)*[.D2]+2*[.E2]" office:value-type="float" office:value="540">
            <text:p>54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]-[.D3]" office:value-type="float" office:value="26">
            <text:p>26</text:p>
          </table:table-cell>
          <table:table-cell table:formula="of:=([.A3]+[.B3])/2" office:value-type="float" office:value="32">
            <text:p>32</text:p>
          </table:table-cell>
          <table:table-cell table:formula="of:=([.A3]-[.B3])/2" office:value-type="float" office:value="18">
            <text:p>18</text:p>
          </table:table-cell>
          <table:table-cell table:formula="of:=[.G3]*[.F3]+([.G3]-1)*[.D3]+2*[.E3]" office:value-type="float" office:value="960">
            <text:p>960</text:p>
          </table:table-cell>
          <table:table-cell table:formula="of:=[.H3]*[.F3]+([.H3]-1)*[.D3]+2*[.E3]" office:value-type="float" office:value="540">
            <text:p>54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4]-[.D4]" office:value-type="float" office:value="24">
            <text:p>24</text:p>
          </table:table-cell>
          <table:table-cell table:formula="of:=([.A4]+[.B4])/2" office:value-type="float" office:value="32">
            <text:p>32</text:p>
          </table:table-cell>
          <table:table-cell table:formula="of:=([.A4]-[.B4])/2" office:value-type="float" office:value="18">
            <text:p>18</text:p>
          </table:table-cell>
          <table:table-cell table:formula="of:=[.G4]*[.F4]+([.G4]-1)*[.D4]+2*[.E4]" office:value-type="float" office:value="960">
            <text:p>960</text:p>
          </table:table-cell>
          <table:table-cell table:formula="of:=[.H4]*[.F4]+([.H4]-1)*[.D4]+2*[.E4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5]-[.D5]" office:value-type="float" office:value="30">
            <text:p>30</text:p>
          </table:table-cell>
          <table:table-cell table:formula="of:=([.A5]+[.B5])/2" office:value-type="float" office:value="27">
            <text:p>27</text:p>
          </table:table-cell>
          <table:table-cell table:formula="of:=([.A5]-[.B5])/2" office:value-type="float" office:value="15">
            <text:p>15</text:p>
          </table:table-cell>
          <table:table-cell table:formula="of:=[.G5]*[.F5]+([.G5]-1)*[.D5]+2*[.E5]" office:value-type="float" office:value="960">
            <text:p>960</text:p>
          </table:table-cell>
          <table:table-cell table:formula="of:=[.H5]*[.F5]+([.H5]-1)*[.D5]+2*[.E5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6]-[.D6]" office:value-type="float" office:value="28">
            <text:p>28</text:p>
          </table:table-cell>
          <table:table-cell table:formula="of:=([.A6]+[.B6])/2" office:value-type="float" office:value="27">
            <text:p>27</text:p>
          </table:table-cell>
          <table:table-cell table:formula="of:=([.A6]-[.B6])/2" office:value-type="float" office:value="15">
            <text:p>15</text:p>
          </table:table-cell>
          <table:table-cell table:formula="of:=[.G6]*[.F6]+([.G6]-1)*[.D6]+2*[.E6]" office:value-type="float" office:value="960">
            <text:p>960</text:p>
          </table:table-cell>
          <table:table-cell table:formula="of:=[.H6]*[.F6]+([.H6]-1)*[.D6]+2*[.E6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7]-[.D7]" office:value-type="float" office:value="26">
            <text:p>26</text:p>
          </table:table-cell>
          <table:table-cell table:formula="of:=([.A7]+[.B7])/2" office:value-type="float" office:value="27">
            <text:p>27</text:p>
          </table:table-cell>
          <table:table-cell table:formula="of:=([.A7]-[.B7])/2" office:value-type="float" office:value="15">
            <text:p>15</text:p>
          </table:table-cell>
          <table:table-cell table:formula="of:=[.G7]*[.F7]+([.G7]-1)*[.D7]+2*[.E7]" office:value-type="float" office:value="960">
            <text:p>960</text:p>
          </table:table-cell>
          <table:table-cell table:formula="of:=[.H7]*[.F7]+([.H7]-1)*[.D7]+2*[.E7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8]-[.D8]" office:value-type="float" office:value="24">
            <text:p>24</text:p>
          </table:table-cell>
          <table:table-cell table:formula="of:=([.A8]+[.B8])/2" office:value-type="float" office:value="27">
            <text:p>27</text:p>
          </table:table-cell>
          <table:table-cell table:formula="of:=([.A8]-[.B8])/2" office:value-type="float" office:value="15">
            <text:p>15</text:p>
          </table:table-cell>
          <table:table-cell table:formula="of:=[.G8]*[.F8]+([.G8]-1)*[.D8]+2*[.E8]" office:value-type="float" office:value="960">
            <text:p>960</text:p>
          </table:table-cell>
          <table:table-cell table:formula="of:=[.H8]*[.F8]+([.H8]-1)*[.D8]+2*[.E8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9]-[.D9]" office:value-type="float" office:value="34">
            <text:p>34</text:p>
          </table:table-cell>
          <table:table-cell table:formula="of:=([.A9]+[.B9])/2" office:value-type="float" office:value="23">
            <text:p>23</text:p>
          </table:table-cell>
          <table:table-cell table:formula="of:=([.A9]-[.B9])/2" office:value-type="float" office:value="13">
            <text:p>13</text:p>
          </table:table-cell>
          <table:table-cell table:formula="of:=[.G9]*[.F9]+([.G9]-1)*[.D9]+2*[.E9]" office:value-type="float" office:value="960">
            <text:p>960</text:p>
          </table:table-cell>
          <table:table-cell table:formula="of:=[.H9]*[.F9]+([.H9]-1)*[.D9]+2*[.E9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10]-[.D10]" office:value-type="float" office:value="32">
            <text:p>32</text:p>
          </table:table-cell>
          <table:table-cell table:formula="of:=([.A10]+[.B10])/2" office:value-type="float" office:value="23">
            <text:p>23</text:p>
          </table:table-cell>
          <table:table-cell table:formula="of:=([.A10]-[.B10])/2" office:value-type="float" office:value="13">
            <text:p>13</text:p>
          </table:table-cell>
          <table:table-cell table:formula="of:=[.G10]*[.F10]+([.G10]-1)*[.D10]+2*[.E10]" office:value-type="float" office:value="960">
            <text:p>960</text:p>
          </table:table-cell>
          <table:table-cell table:formula="of:=[.H10]*[.F10]+([.H10]-1)*[.D10]+2*[.E10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11]-[.D11]" office:value-type="float" office:value="30">
            <text:p>30</text:p>
          </table:table-cell>
          <table:table-cell table:formula="of:=([.A11]+[.B11])/2" office:value-type="float" office:value="23">
            <text:p>23</text:p>
          </table:table-cell>
          <table:table-cell table:formula="of:=([.A11]-[.B11])/2" office:value-type="float" office:value="13">
            <text:p>13</text:p>
          </table:table-cell>
          <table:table-cell table:formula="of:=[.G11]*[.F11]+([.G11]-1)*[.D11]+2*[.E11]" office:value-type="float" office:value="960">
            <text:p>960</text:p>
          </table:table-cell>
          <table:table-cell table:formula="of:=[.H11]*[.F11]+([.H11]-1)*[.D11]+2*[.E11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C12]-[.D12]" office:value-type="float" office:value="28">
            <text:p>28</text:p>
          </table:table-cell>
          <table:table-cell table:formula="of:=([.A12]+[.B12])/2" office:value-type="float" office:value="23">
            <text:p>23</text:p>
          </table:table-cell>
          <table:table-cell table:formula="of:=([.A12]-[.B12])/2" office:value-type="float" office:value="13">
            <text:p>13</text:p>
          </table:table-cell>
          <table:table-cell table:formula="of:=[.G12]*[.F12]+([.G12]-1)*[.D12]+2*[.E12]" office:value-type="float" office:value="960">
            <text:p>960</text:p>
          </table:table-cell>
          <table:table-cell table:formula="of:=[.H12]*[.F12]+([.H12]-1)*[.D12]+2*[.E12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C13]-[.D13]" office:value-type="float" office:value="26">
            <text:p>26</text:p>
          </table:table-cell>
          <table:table-cell table:formula="of:=([.A13]+[.B13])/2" office:value-type="float" office:value="23">
            <text:p>23</text:p>
          </table:table-cell>
          <table:table-cell table:formula="of:=([.A13]-[.B13])/2" office:value-type="float" office:value="13">
            <text:p>13</text:p>
          </table:table-cell>
          <table:table-cell table:formula="of:=[.G13]*[.F13]+([.G13]-1)*[.D13]+2*[.E13]" office:value-type="float" office:value="960">
            <text:p>960</text:p>
          </table:table-cell>
          <table:table-cell table:formula="of:=[.H13]*[.F13]+([.H13]-1)*[.D13]+2*[.E13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C14]-[.D14]" office:value-type="float" office:value="24">
            <text:p>24</text:p>
          </table:table-cell>
          <table:table-cell table:formula="of:=([.A14]+[.B14])/2" office:value-type="float" office:value="23">
            <text:p>23</text:p>
          </table:table-cell>
          <table:table-cell table:formula="of:=([.A14]-[.B14])/2" office:value-type="float" office:value="13">
            <text:p>13</text:p>
          </table:table-cell>
          <table:table-cell table:formula="of:=[.G14]*[.F14]+([.G14]-1)*[.D14]+2*[.E14]" office:value-type="float" office:value="960">
            <text:p>960</text:p>
          </table:table-cell>
          <table:table-cell table:formula="of:=[.H14]*[.F14]+([.H14]-1)*[.D14]+2*[.E14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15]-[.D15]" office:value-type="float" office:value="56">
            <text:p>56</text:p>
          </table:table-cell>
          <table:table-cell table:formula="of:=([.A15]+[.B15])/2" office:value-type="float" office:value="16">
            <text:p>16</text:p>
          </table:table-cell>
          <table:table-cell table:formula="of:=([.A15]-[.B15])/2" office:value-type="float" office:value="9">
            <text:p>9</text:p>
          </table:table-cell>
          <table:table-cell table:formula="of:=[.G15]*[.F15]+([.G15]-1)*[.D15]+2*[.E15]" office:value-type="float" office:value="960">
            <text:p>960</text:p>
          </table:table-cell>
          <table:table-cell table:formula="of:=[.H15]*[.F15]+([.H15]-1)*[.D15]+2*[.E15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16]-[.D16]" office:value-type="float" office:value="54">
            <text:p>54</text:p>
          </table:table-cell>
          <table:table-cell table:formula="of:=([.A16]+[.B16])/2" office:value-type="float" office:value="16">
            <text:p>16</text:p>
          </table:table-cell>
          <table:table-cell table:formula="of:=([.A16]-[.B16])/2" office:value-type="float" office:value="9">
            <text:p>9</text:p>
          </table:table-cell>
          <table:table-cell table:formula="of:=[.G16]*[.F16]+([.G16]-1)*[.D16]+2*[.E16]" office:value-type="float" office:value="960">
            <text:p>960</text:p>
          </table:table-cell>
          <table:table-cell table:formula="of:=[.H16]*[.F16]+([.H16]-1)*[.D16]+2*[.E16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17]-[.D17]" office:value-type="float" office:value="52">
            <text:p>52</text:p>
          </table:table-cell>
          <table:table-cell table:formula="of:=([.A17]+[.B17])/2" office:value-type="float" office:value="16">
            <text:p>16</text:p>
          </table:table-cell>
          <table:table-cell table:formula="of:=([.A17]-[.B17])/2" office:value-type="float" office:value="9">
            <text:p>9</text:p>
          </table:table-cell>
          <table:table-cell table:formula="of:=[.G17]*[.F17]+([.G17]-1)*[.D17]+2*[.E17]" office:value-type="float" office:value="960">
            <text:p>960</text:p>
          </table:table-cell>
          <table:table-cell table:formula="of:=[.H17]*[.F17]+([.H17]-1)*[.D17]+2*[.E17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18]-[.D18]" office:value-type="float" office:value="50">
            <text:p>50</text:p>
          </table:table-cell>
          <table:table-cell table:formula="of:=([.A18]+[.B18])/2" office:value-type="float" office:value="16">
            <text:p>16</text:p>
          </table:table-cell>
          <table:table-cell table:formula="of:=([.A18]-[.B18])/2" office:value-type="float" office:value="9">
            <text:p>9</text:p>
          </table:table-cell>
          <table:table-cell table:formula="of:=[.G18]*[.F18]+([.G18]-1)*[.D18]+2*[.E18]" office:value-type="float" office:value="960">
            <text:p>960</text:p>
          </table:table-cell>
          <table:table-cell table:formula="of:=[.H18]*[.F18]+([.H18]-1)*[.D18]+2*[.E18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19]-[.D19]" office:value-type="float" office:value="48">
            <text:p>48</text:p>
          </table:table-cell>
          <table:table-cell table:formula="of:=([.A19]+[.B19])/2" office:value-type="float" office:value="16">
            <text:p>16</text:p>
          </table:table-cell>
          <table:table-cell table:formula="of:=([.A19]-[.B19])/2" office:value-type="float" office:value="9">
            <text:p>9</text:p>
          </table:table-cell>
          <table:table-cell table:formula="of:=[.G19]*[.F19]+([.G19]-1)*[.D19]+2*[.E19]" office:value-type="float" office:value="954">
            <text:p>954</text:p>
          </table:table-cell>
          <table:table-cell table:formula="of:=[.H19]*[.F19]+([.H19]-1)*[.D19]+2*[.E19]" office:value-type="float" office:value="534">
            <text:p>53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20]-[.D20]" office:value-type="float" office:value="48">
            <text:p>48</text:p>
          </table:table-cell>
          <table:table-cell table:formula="of:=([.A20]+[.B20])/2" office:value-type="float" office:value="16">
            <text:p>16</text:p>
          </table:table-cell>
          <table:table-cell table:formula="of:=([.A20]-[.B20])/2" office:value-type="float" office:value="9">
            <text:p>9</text:p>
          </table:table-cell>
          <table:table-cell table:formula="of:=[.G20]*[.F20]+([.G20]-1)*[.D20]+2*[.E20]" office:value-type="float" office:value="960">
            <text:p>960</text:p>
          </table:table-cell>
          <table:table-cell table:formula="of:=[.H20]*[.F20]+([.H20]-1)*[.D20]+2*[.E20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[.C21]-[.D21]" office:value-type="float" office:value="46">
            <text:p>46</text:p>
          </table:table-cell>
          <table:table-cell table:formula="of:=([.A21]+[.B21])/2" office:value-type="float" office:value="16">
            <text:p>16</text:p>
          </table:table-cell>
          <table:table-cell table:formula="of:=([.A21]-[.B21])/2" office:value-type="float" office:value="9">
            <text:p>9</text:p>
          </table:table-cell>
          <table:table-cell table:formula="of:=[.G21]*[.F21]+([.G21]-1)*[.D21]+2*[.E21]" office:value-type="float" office:value="960">
            <text:p>960</text:p>
          </table:table-cell>
          <table:table-cell table:formula="of:=[.H21]*[.F21]+([.H21]-1)*[.D21]+2*[.E21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C22]-[.D22]" office:value-type="float" office:value="44">
            <text:p>44</text:p>
          </table:table-cell>
          <table:table-cell table:formula="of:=([.A22]+[.B22])/2" office:value-type="float" office:value="16">
            <text:p>16</text:p>
          </table:table-cell>
          <table:table-cell table:formula="of:=([.A22]-[.B22])/2" office:value-type="float" office:value="9">
            <text:p>9</text:p>
          </table:table-cell>
          <table:table-cell table:formula="of:=[.G22]*[.F22]+([.G22]-1)*[.D22]+2*[.E22]" office:value-type="float" office:value="960">
            <text:p>960</text:p>
          </table:table-cell>
          <table:table-cell table:formula="of:=[.H22]*[.F22]+([.H22]-1)*[.D22]+2*[.E22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[.C23]-[.D23]" office:value-type="float" office:value="42">
            <text:p>42</text:p>
          </table:table-cell>
          <table:table-cell table:formula="of:=([.A23]+[.B23])/2" office:value-type="float" office:value="16">
            <text:p>16</text:p>
          </table:table-cell>
          <table:table-cell table:formula="of:=([.A23]-[.B23])/2" office:value-type="float" office:value="9">
            <text:p>9</text:p>
          </table:table-cell>
          <table:table-cell table:formula="of:=[.G23]*[.F23]+([.G23]-1)*[.D23]+2*[.E23]" office:value-type="float" office:value="960">
            <text:p>960</text:p>
          </table:table-cell>
          <table:table-cell table:formula="of:=[.H23]*[.F23]+([.H23]-1)*[.D23]+2*[.E23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C24]-[.D24]" office:value-type="float" office:value="40">
            <text:p>40</text:p>
          </table:table-cell>
          <table:table-cell table:formula="of:=([.A24]+[.B24])/2" office:value-type="float" office:value="16">
            <text:p>16</text:p>
          </table:table-cell>
          <table:table-cell table:formula="of:=([.A24]-[.B24])/2" office:value-type="float" office:value="9">
            <text:p>9</text:p>
          </table:table-cell>
          <table:table-cell table:formula="of:=[.G24]*[.F24]+([.G24]-1)*[.D24]+2*[.E24]" office:value-type="float" office:value="960">
            <text:p>960</text:p>
          </table:table-cell>
          <table:table-cell table:formula="of:=[.H24]*[.F24]+([.H24]-1)*[.D24]+2*[.E24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[.C25]-[.D25]" office:value-type="float" office:value="38">
            <text:p>38</text:p>
          </table:table-cell>
          <table:table-cell table:formula="of:=([.A25]+[.B25])/2" office:value-type="float" office:value="16">
            <text:p>16</text:p>
          </table:table-cell>
          <table:table-cell table:formula="of:=([.A25]-[.B25])/2" office:value-type="float" office:value="9">
            <text:p>9</text:p>
          </table:table-cell>
          <table:table-cell table:formula="of:=[.G25]*[.F25]+([.G25]-1)*[.D25]+2*[.E25]" office:value-type="float" office:value="960">
            <text:p>960</text:p>
          </table:table-cell>
          <table:table-cell table:formula="of:=[.H25]*[.F25]+([.H25]-1)*[.D25]+2*[.E25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26]-[.D26]" office:value-type="float" office:value="36">
            <text:p>36</text:p>
          </table:table-cell>
          <table:table-cell table:formula="of:=([.A26]+[.B26])/2" office:value-type="float" office:value="16">
            <text:p>16</text:p>
          </table:table-cell>
          <table:table-cell table:formula="of:=([.A26]-[.B26])/2" office:value-type="float" office:value="9">
            <text:p>9</text:p>
          </table:table-cell>
          <table:table-cell table:formula="of:=[.G26]*[.F26]+([.G26]-1)*[.D26]+2*[.E26]" office:value-type="float" office:value="960">
            <text:p>960</text:p>
          </table:table-cell>
          <table:table-cell table:formula="of:=[.H26]*[.F26]+([.H26]-1)*[.D26]+2*[.E26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[.C27]-[.D27]" office:value-type="float" office:value="34">
            <text:p>34</text:p>
          </table:table-cell>
          <table:table-cell table:formula="of:=([.A27]+[.B27])/2" office:value-type="float" office:value="16">
            <text:p>16</text:p>
          </table:table-cell>
          <table:table-cell table:formula="of:=([.A27]-[.B27])/2" office:value-type="float" office:value="9">
            <text:p>9</text:p>
          </table:table-cell>
          <table:table-cell table:formula="of:=[.G27]*[.F27]+([.G27]-1)*[.D27]+2*[.E27]" office:value-type="float" office:value="960">
            <text:p>960</text:p>
          </table:table-cell>
          <table:table-cell table:formula="of:=[.H27]*[.F27]+([.H27]-1)*[.D27]+2*[.E27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C28]-[.D28]" office:value-type="float" office:value="32">
            <text:p>32</text:p>
          </table:table-cell>
          <table:table-cell table:formula="of:=([.A28]+[.B28])/2" office:value-type="float" office:value="16">
            <text:p>16</text:p>
          </table:table-cell>
          <table:table-cell table:formula="of:=([.A28]-[.B28])/2" office:value-type="float" office:value="9">
            <text:p>9</text:p>
          </table:table-cell>
          <table:table-cell table:formula="of:=[.G28]*[.F28]+([.G28]-1)*[.D28]+2*[.E28]" office:value-type="float" office:value="960">
            <text:p>960</text:p>
          </table:table-cell>
          <table:table-cell table:formula="of:=[.H28]*[.F28]+([.H28]-1)*[.D28]+2*[.E28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C29]-[.D29]" office:value-type="float" office:value="30">
            <text:p>30</text:p>
          </table:table-cell>
          <table:table-cell table:formula="of:=([.A29]+[.B29])/2" office:value-type="float" office:value="16">
            <text:p>16</text:p>
          </table:table-cell>
          <table:table-cell table:formula="of:=([.A29]-[.B29])/2" office:value-type="float" office:value="9">
            <text:p>9</text:p>
          </table:table-cell>
          <table:table-cell table:formula="of:=[.G29]*[.F29]+([.G29]-1)*[.D29]+2*[.E29]" office:value-type="float" office:value="960">
            <text:p>960</text:p>
          </table:table-cell>
          <table:table-cell table:formula="of:=[.H29]*[.F29]+([.H29]-1)*[.D29]+2*[.E29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C30]-[.D30]" office:value-type="float" office:value="48">
            <text:p>48</text:p>
          </table:table-cell>
          <table:table-cell table:formula="of:=([.A30]+[.B30])/2" office:value-type="float" office:value="14">
            <text:p>14</text:p>
          </table:table-cell>
          <table:table-cell table:formula="of:=([.A30]-[.B30])/2" office:value-type="float" office:value="8">
            <text:p>8</text:p>
          </table:table-cell>
          <table:table-cell table:formula="of:=[.G30]*[.F30]+([.G30]-1)*[.D30]+2*[.E30]" office:value-type="float" office:value="960">
            <text:p>960</text:p>
          </table:table-cell>
          <table:table-cell table:formula="of:=[.H30]*[.F30]+([.H30]-1)*[.D30]+2*[.E30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[.C31]-[.D31]" office:value-type="float" office:value="46">
            <text:p>46</text:p>
          </table:table-cell>
          <table:table-cell table:formula="of:=([.A31]+[.B31])/2" office:value-type="float" office:value="14">
            <text:p>14</text:p>
          </table:table-cell>
          <table:table-cell table:formula="of:=([.A31]-[.B31])/2" office:value-type="float" office:value="8">
            <text:p>8</text:p>
          </table:table-cell>
          <table:table-cell table:formula="of:=[.G31]*[.F31]+([.G31]-1)*[.D31]+2*[.E31]" office:value-type="float" office:value="960">
            <text:p>960</text:p>
          </table:table-cell>
          <table:table-cell table:formula="of:=[.H31]*[.F31]+([.H31]-1)*[.D31]+2*[.E31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C32]-[.D32]" office:value-type="float" office:value="44">
            <text:p>44</text:p>
          </table:table-cell>
          <table:table-cell table:formula="of:=([.A32]+[.B32])/2" office:value-type="float" office:value="14">
            <text:p>14</text:p>
          </table:table-cell>
          <table:table-cell table:formula="of:=([.A32]-[.B32])/2" office:value-type="float" office:value="8">
            <text:p>8</text:p>
          </table:table-cell>
          <table:table-cell table:formula="of:=[.G32]*[.F32]+([.G32]-1)*[.D32]+2*[.E32]" office:value-type="float" office:value="960">
            <text:p>960</text:p>
          </table:table-cell>
          <table:table-cell table:formula="of:=[.H32]*[.F32]+([.H32]-1)*[.D32]+2*[.E32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C33]-[.D33]" office:value-type="float" office:value="42">
            <text:p>42</text:p>
          </table:table-cell>
          <table:table-cell table:formula="of:=([.A33]+[.B33])/2" office:value-type="float" office:value="14">
            <text:p>14</text:p>
          </table:table-cell>
          <table:table-cell table:formula="of:=([.A33]-[.B33])/2" office:value-type="float" office:value="8">
            <text:p>8</text:p>
          </table:table-cell>
          <table:table-cell table:formula="of:=[.G33]*[.F33]+([.G33]-1)*[.D33]+2*[.E33]" office:value-type="float" office:value="960">
            <text:p>960</text:p>
          </table:table-cell>
          <table:table-cell table:formula="of:=[.H33]*[.F33]+([.H33]-1)*[.D33]+2*[.E33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C34]-[.D34]" office:value-type="float" office:value="40">
            <text:p>40</text:p>
          </table:table-cell>
          <table:table-cell table:formula="of:=([.A34]+[.B34])/2" office:value-type="float" office:value="14">
            <text:p>14</text:p>
          </table:table-cell>
          <table:table-cell table:formula="of:=([.A34]-[.B34])/2" office:value-type="float" office:value="8">
            <text:p>8</text:p>
          </table:table-cell>
          <table:table-cell table:formula="of:=[.G34]*[.F34]+([.G34]-1)*[.D34]+2*[.E34]" office:value-type="float" office:value="960">
            <text:p>960</text:p>
          </table:table-cell>
          <table:table-cell table:formula="of:=[.H34]*[.F34]+([.H34]-1)*[.D34]+2*[.E34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[.C35]-[.D35]" office:value-type="float" office:value="38">
            <text:p>38</text:p>
          </table:table-cell>
          <table:table-cell table:formula="of:=([.A35]+[.B35])/2" office:value-type="float" office:value="14">
            <text:p>14</text:p>
          </table:table-cell>
          <table:table-cell table:formula="of:=([.A35]-[.B35])/2" office:value-type="float" office:value="8">
            <text:p>8</text:p>
          </table:table-cell>
          <table:table-cell table:formula="of:=[.G35]*[.F35]+([.G35]-1)*[.D35]+2*[.E35]" office:value-type="float" office:value="960">
            <text:p>960</text:p>
          </table:table-cell>
          <table:table-cell table:formula="of:=[.H35]*[.F35]+([.H35]-1)*[.D35]+2*[.E35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36]-[.D36]" office:value-type="float" office:value="100">
            <text:p>100</text:p>
          </table:table-cell>
          <table:table-cell table:formula="of:=([.A36]+[.B36])/2" office:value-type="float" office:value="9">
            <text:p>9</text:p>
          </table:table-cell>
          <table:table-cell table:formula="of:=([.A36]-[.B36])/2" office:value-type="float" office:value="5">
            <text:p>5</text:p>
          </table:table-cell>
          <table:table-cell table:formula="of:=[.G36]*[.F36]+([.G36]-1)*[.D36]+2*[.E36]" office:value-type="float" office:value="960">
            <text:p>960</text:p>
          </table:table-cell>
          <table:table-cell table:formula="of:=[.H36]*[.F36]+([.H36]-1)*[.D36]+2*[.E36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37]-[.D37]" office:value-type="float" office:value="98">
            <text:p>98</text:p>
          </table:table-cell>
          <table:table-cell table:formula="of:=([.A37]+[.B37])/2" office:value-type="float" office:value="9">
            <text:p>9</text:p>
          </table:table-cell>
          <table:table-cell table:formula="of:=([.A37]-[.B37])/2" office:value-type="float" office:value="5">
            <text:p>5</text:p>
          </table:table-cell>
          <table:table-cell table:formula="of:=[.G37]*[.F37]+([.G37]-1)*[.D37]+2*[.E37]" office:value-type="float" office:value="960">
            <text:p>960</text:p>
          </table:table-cell>
          <table:table-cell table:formula="of:=[.H37]*[.F37]+([.H37]-1)*[.D37]+2*[.E37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38]-[.D38]" office:value-type="float" office:value="96">
            <text:p>96</text:p>
          </table:table-cell>
          <table:table-cell table:formula="of:=([.A38]+[.B38])/2" office:value-type="float" office:value="9">
            <text:p>9</text:p>
          </table:table-cell>
          <table:table-cell table:formula="of:=([.A38]-[.B38])/2" office:value-type="float" office:value="5">
            <text:p>5</text:p>
          </table:table-cell>
          <table:table-cell table:formula="of:=[.G38]*[.F38]+([.G38]-1)*[.D38]+2*[.E38]" office:value-type="float" office:value="960">
            <text:p>960</text:p>
          </table:table-cell>
          <table:table-cell table:formula="of:=[.H38]*[.F38]+([.H38]-1)*[.D38]+2*[.E38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39]-[.D39]" office:value-type="float" office:value="94">
            <text:p>94</text:p>
          </table:table-cell>
          <table:table-cell table:formula="of:=([.A39]+[.B39])/2" office:value-type="float" office:value="9">
            <text:p>9</text:p>
          </table:table-cell>
          <table:table-cell table:formula="of:=([.A39]-[.B39])/2" office:value-type="float" office:value="5">
            <text:p>5</text:p>
          </table:table-cell>
          <table:table-cell table:formula="of:=[.G39]*[.F39]+([.G39]-1)*[.D39]+2*[.E39]" office:value-type="float" office:value="960">
            <text:p>960</text:p>
          </table:table-cell>
          <table:table-cell table:formula="of:=[.H39]*[.F39]+([.H39]-1)*[.D39]+2*[.E39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40]-[.D40]" office:value-type="float" office:value="92">
            <text:p>92</text:p>
          </table:table-cell>
          <table:table-cell table:formula="of:=([.A40]+[.B40])/2" office:value-type="float" office:value="9">
            <text:p>9</text:p>
          </table:table-cell>
          <table:table-cell table:formula="of:=([.A40]-[.B40])/2" office:value-type="float" office:value="5">
            <text:p>5</text:p>
          </table:table-cell>
          <table:table-cell table:formula="of:=[.G40]*[.F40]+([.G40]-1)*[.D40]+2*[.E40]" office:value-type="float" office:value="960">
            <text:p>960</text:p>
          </table:table-cell>
          <table:table-cell table:formula="of:=[.H40]*[.F40]+([.H40]-1)*[.D40]+2*[.E40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5">
            <text:p>15</text:p>
          </table:table-cell>
          <table:table-cell table:formula="of:=[.C41]-[.D41]" office:value-type="float" office:value="90">
            <text:p>90</text:p>
          </table:table-cell>
          <table:table-cell table:formula="of:=([.A41]+[.B41])/2" office:value-type="float" office:value="9">
            <text:p>9</text:p>
          </table:table-cell>
          <table:table-cell table:formula="of:=([.A41]-[.B41])/2" office:value-type="float" office:value="5">
            <text:p>5</text:p>
          </table:table-cell>
          <table:table-cell table:formula="of:=[.G41]*[.F41]+([.G41]-1)*[.D41]+2*[.E41]" office:value-type="float" office:value="960">
            <text:p>960</text:p>
          </table:table-cell>
          <table:table-cell table:formula="of:=[.H41]*[.F41]+([.H41]-1)*[.D41]+2*[.E41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C42]-[.D42]" office:value-type="float" office:value="118">
            <text:p>118</text:p>
          </table:table-cell>
          <table:table-cell table:formula="of:=([.A42]+[.B42])/2" office:value-type="float" office:value="7">
            <text:p>7</text:p>
          </table:table-cell>
          <table:table-cell table:formula="of:=([.A42]-[.B42])/2" office:value-type="float" office:value="4">
            <text:p>4</text:p>
          </table:table-cell>
          <table:table-cell table:formula="of:=[.G42]*[.F42]+([.G42]-1)*[.D42]+2*[.E42]" office:value-type="float" office:value="960">
            <text:p>960</text:p>
          </table:table-cell>
          <table:table-cell table:formula="of:=[.H42]*[.F42]+([.H42]-1)*[.D42]+2*[.E42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[.C43]-[.D43]" office:value-type="float" office:value="116">
            <text:p>116</text:p>
          </table:table-cell>
          <table:table-cell table:formula="of:=([.A43]+[.B43])/2" office:value-type="float" office:value="7">
            <text:p>7</text:p>
          </table:table-cell>
          <table:table-cell table:formula="of:=([.A43]-[.B43])/2" office:value-type="float" office:value="4">
            <text:p>4</text:p>
          </table:table-cell>
          <table:table-cell table:formula="of:=[.G43]*[.F43]+([.G43]-1)*[.D43]+2*[.E43]" office:value-type="float" office:value="960">
            <text:p>960</text:p>
          </table:table-cell>
          <table:table-cell table:formula="of:=[.H43]*[.F43]+([.H43]-1)*[.D43]+2*[.E43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C44]-[.D44]" office:value-type="float" office:value="114">
            <text:p>114</text:p>
          </table:table-cell>
          <table:table-cell table:formula="of:=([.A44]+[.B44])/2" office:value-type="float" office:value="7">
            <text:p>7</text:p>
          </table:table-cell>
          <table:table-cell table:formula="of:=([.A44]-[.B44])/2" office:value-type="float" office:value="4">
            <text:p>4</text:p>
          </table:table-cell>
          <table:table-cell table:formula="of:=[.G44]*[.F44]+([.G44]-1)*[.D44]+2*[.E44]" office:value-type="float" office:value="960">
            <text:p>960</text:p>
          </table:table-cell>
          <table:table-cell table:formula="of:=[.H44]*[.F44]+([.H44]-1)*[.D44]+2*[.E44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C45]-[.D45]" office:value-type="float" office:value="112">
            <text:p>112</text:p>
          </table:table-cell>
          <table:table-cell table:formula="of:=([.A45]+[.B45])/2" office:value-type="float" office:value="7">
            <text:p>7</text:p>
          </table:table-cell>
          <table:table-cell table:formula="of:=([.A45]-[.B45])/2" office:value-type="float" office:value="4">
            <text:p>4</text:p>
          </table:table-cell>
          <table:table-cell table:formula="of:=[.G45]*[.F45]+([.G45]-1)*[.D45]+2*[.E45]" office:value-type="float" office:value="960">
            <text:p>960</text:p>
          </table:table-cell>
          <table:table-cell table:formula="of:=[.H45]*[.F45]+([.H45]-1)*[.D45]+2*[.E45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C46]-[.D46]" office:value-type="float" office:value="110">
            <text:p>110</text:p>
          </table:table-cell>
          <table:table-cell table:formula="of:=([.A46]+[.B46])/2" office:value-type="float" office:value="7">
            <text:p>7</text:p>
          </table:table-cell>
          <table:table-cell table:formula="of:=([.A46]-[.B46])/2" office:value-type="float" office:value="4">
            <text:p>4</text:p>
          </table:table-cell>
          <table:table-cell table:formula="of:=[.G46]*[.F46]+([.G46]-1)*[.D46]+2*[.E46]" office:value-type="float" office:value="960">
            <text:p>960</text:p>
          </table:table-cell>
          <table:table-cell table:formula="of:=[.H46]*[.F46]+([.H46]-1)*[.D46]+2*[.E46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[.C47]-[.D47]" office:value-type="float" office:value="108">
            <text:p>108</text:p>
          </table:table-cell>
          <table:table-cell table:formula="of:=([.A47]+[.B47])/2" office:value-type="float" office:value="7">
            <text:p>7</text:p>
          </table:table-cell>
          <table:table-cell table:formula="of:=([.A47]-[.B47])/2" office:value-type="float" office:value="4">
            <text:p>4</text:p>
          </table:table-cell>
          <table:table-cell table:formula="of:=[.G47]*[.F47]+([.G47]-1)*[.D47]+2*[.E47]" office:value-type="float" office:value="960">
            <text:p>960</text:p>
          </table:table-cell>
          <table:table-cell table:formula="of:=[.H47]*[.F47]+([.H47]-1)*[.D47]+2*[.E47]" office:value-type="float" office:value="540">
            <text:p>540</text:p>
          </table:table-cell>
        </table:table-row>
      </table:table>
      <table:table table:name="Feuille5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formula="of:=([.A2]-([.B2]*[.C2]))/2" office:value-type="float" office:value="16">
            <text:p>16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32">
            <text:p>32</text:p>
          </table:table-cell>
          <table:table-cell table:formula="of:=INT([.A3]/[.B3])" office:value-type="float" office:value="16">
            <text:p>16</text:p>
          </table:table-cell>
          <table:table-cell table:formula="of:=([.A3]-([.B3]*[.C3]))/2" office:value-type="float" office:value="14">
            <text:p>14</text:p>
          </table:table-cell>
        </table:table-row>
      </table:table>
      <table:database-ranges>
        <table:database-range table:target-range-address="'dimensions 2'.A2:'dimensions 2'.J47" table:contains-header="false">
          <table:sort>
            <table:sort-by table:field-number="6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08/21/2011</text:date>, <text:time>23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4T09:39:09.31</meta:creation-date>
    <dc:date>2011-08-21T23:07:39.08</dc:date>
    <meta:editing-duration>PT15H38M51S</meta:editing-duration>
    <meta:editing-cycles>26</meta:editing-cycles>
    <meta:generator>LibreOffice/3.3$Win32 LibreOffice_project/330m17$Build-3</meta:generator>
    <meta:document-statistic meta:table-count="5" meta:cell-count="1008" meta:object-count="0"/>
  </office:meta>
</office:document-meta>
</file>